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margin-left="0.011cm" fo:margin-right="0cm" fo:margin-top="0cm" fo:margin-bottom="0cm" loext: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011cm" fo:margin-right="0cm" fo:margin-top="0cm" fo:margin-bottom="0cm" loext: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011cm" fo:margin-right="0cm" fo:margin-top="0cm" fo:margin-bottom="0.658cm" loext:contextual-spacing="false" fo:line-height="107%" fo:text-align="center" style:justify-single-word="false" fo:text-indent="0cm" style:auto-text-indent="false">
        <style:tab-stops/>
      </style:paragraph-properties>
    </style:style>
    <style:style style:name="P4" style:family="paragraph" style:parent-style-name="Normal">
      <style:paragraph-properties fo:margin-left="0.011cm" fo:margin-right="0cm" fo:margin-top="0cm" fo:margin-bottom="0.108cm" loext: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011cm" fo:margin-right="0cm" fo:margin-top="0cm" fo:margin-bottom="0.372cm" loext:contextual-spacing="false" fo:line-height="107%" fo:text-align="start" style:justify-single-word="false" fo:text-indent="0cm" style:auto-text-indent="false">
        <style:tab-stops/>
      </style:paragraph-properties>
    </style:style>
    <style:style style:name="P6" style:family="paragraph" style:parent-style-name="Normal">
      <style:paragraph-properties fo:margin-left="0.011cm" fo:margin-right="0cm" fo:margin-top="0cm" fo:margin-bottom="0.677cm" loext:contextual-spacing="false" fo:line-height="107%" fo:text-align="start" style:justify-single-word="false" fo:text-indent="0cm" style:auto-text-indent="false">
        <style:tab-stops/>
      </style:paragraph-properties>
    </style:style>
    <style:style style:name="P7" style:family="paragraph" style:parent-style-name="Normal">
      <style:paragraph-properties fo:margin-left="0.011cm" fo:margin-right="0cm" fo:margin-top="0cm" fo:margin-bottom="0.968cm" loext:contextual-spacing="false" fo:line-height="107%" fo:text-align="start" style:justify-single-word="false" fo:text-indent="0cm" style:auto-text-indent="false">
        <style:tab-stops/>
      </style:paragraph-properties>
    </style:style>
    <style:style style:name="P8" style:family="paragraph" style:parent-style-name="Normal">
      <style:paragraph-properties fo:margin-left="0.011cm" fo:margin-right="0cm" fo:margin-top="0cm" fo:margin-bottom="0.975cm" loext:contextual-spacing="false" fo:line-height="114%" fo:text-align="start" style:justify-single-word="false" fo:text-indent="0cm" style:auto-text-indent="false">
        <style:tab-stops/>
      </style:paragraph-properties>
    </style:style>
    <style:style style:name="P9" style:family="paragraph" style:parent-style-name="Normal">
      <style:paragraph-properties fo:margin-left="0.002cm" fo:margin-right="0cm" fo:margin-top="0cm" fo:margin-bottom="0.854cm" loext:contextual-spacing="false" fo:line-height="110%" fo:text-align="start" style:justify-single-word="false" fo:text-indent="0cm" style:auto-text-indent="false">
        <style:tab-stops/>
      </style:paragraph-properties>
    </style:style>
    <style:style style:name="P10" style:family="paragraph" style:parent-style-name="Normal">
      <style:paragraph-properties fo:margin-left="0.002cm" fo:margin-right="0cm" fo:margin-top="0cm" fo:margin-bottom="0.074cm" loext:contextual-spacing="false" fo:text-indent="0cm" style:auto-text-indent="false">
        <style:tab-stops/>
      </style:paragraph-properties>
    </style:style>
    <style:style style:name="P11" style:family="paragraph" style:parent-style-name="Normal">
      <style:paragraph-properties fo:margin-left="0.002cm" fo:margin-right="0cm" fo:margin-top="0cm" fo:margin-bottom="0.363cm" loext:contextual-spacing="false" fo:line-height="137%" fo:text-indent="0cm" style:auto-text-indent="false">
        <style:tab-stops/>
      </style:paragraph-properties>
    </style:style>
    <style:style style:name="P12" style:family="paragraph" style:parent-style-name="Normal">
      <style:paragraph-properties fo:margin-left="0.002cm" fo:margin-right="0cm" fo:text-indent="0cm" style:auto-text-indent="false">
        <style:tab-stops/>
      </style:paragraph-properties>
    </style:style>
    <style:style style:name="P13" style:family="paragraph" style:parent-style-name="Normal">
      <style:paragraph-properties fo:margin-left="0.002cm" fo:margin-right="0cm" fo:margin-top="0cm" fo:margin-bottom="0.141cm" loext:contextual-spacing="false" fo:text-indent="0cm" style:auto-text-indent="false">
        <style:tab-stops/>
      </style:paragraph-properties>
    </style:style>
    <style:style style:name="P14" style:family="paragraph" style:parent-style-name="Normal">
      <style:paragraph-properties fo:margin-left="0.002cm" fo:margin-right="0cm" fo:margin-top="0cm" fo:margin-bottom="0.467cm" loext:contextual-spacing="false" fo:text-indent="0cm" style:auto-text-indent="false">
        <style:tab-stops/>
      </style:paragraph-properties>
    </style:style>
    <style:style style:name="P15" style:family="paragraph" style:parent-style-name="Normal">
      <style:paragraph-properties fo:margin-left="0.002cm" fo:margin-right="0cm" fo:margin-top="0cm" fo:margin-bottom="0.095cm" loext:contextual-spacing="false" fo:text-indent="0cm" style:auto-text-indent="false">
        <style:tab-stops/>
      </style:paragraph-properties>
    </style:style>
    <style:style style:name="P16" style:family="paragraph" style:parent-style-name="Normal">
      <style:paragraph-properties fo:margin-left="0.002cm" fo:margin-right="0cm" fo:margin-top="0cm" fo:margin-bottom="0.355cm" loext:contextual-spacing="false" fo:text-indent="0cm" style:auto-text-indent="false">
        <style:tab-stops/>
      </style:paragraph-properties>
    </style:style>
    <style:style style:name="P17" style:family="paragraph" style:parent-style-name="Normal">
      <style:paragraph-properties fo:margin-left="0.002cm" fo:margin-right="0cm" fo:margin-top="0cm" fo:margin-bottom="0.374cm" loext:contextual-spacing="false" fo:line-height="136%" fo:text-indent="0cm" style:auto-text-indent="false">
        <style:tab-stops/>
      </style:paragraph-properties>
    </style:style>
    <style:style style:name="P18" style:family="paragraph" style:parent-style-name="Normal">
      <style:paragraph-properties fo:margin-left="0.002cm" fo:margin-right="0cm" fo:margin-top="0cm" fo:margin-bottom="0.06cm" loext:contextual-spacing="false" fo:text-indent="0cm" style:auto-text-indent="false">
        <style:tab-stops/>
      </style:paragraph-properties>
    </style:style>
    <style:style style:name="P19" style:family="paragraph" style:parent-style-name="Normal">
      <style:paragraph-properties fo:margin-left="0.002cm" fo:margin-right="0cm" fo:margin-top="0cm" fo:margin-bottom="0.593cm" loext:contextual-spacing="false" fo:text-indent="0cm" style:auto-text-indent="false">
        <style:tab-stops/>
      </style:paragraph-properties>
    </style:style>
    <style:style style:name="P20" style:family="paragraph" style:parent-style-name="Normal">
      <style:paragraph-properties fo:margin-left="0.002cm" fo:margin-right="0cm" fo:margin-top="0cm" fo:margin-bottom="0.471cm" loext:contextual-spacing="false" fo:text-indent="0cm" style:auto-text-indent="false">
        <style:tab-stops/>
      </style:paragraph-properties>
    </style:style>
    <style:style style:name="P21" style:family="paragraph" style:parent-style-name="Normal">
      <style:paragraph-properties fo:margin-left="0.002cm" fo:margin-right="0cm" fo:margin-top="0cm" fo:margin-bottom="0.496cm" loext:contextual-spacing="false" fo:text-indent="0cm" style:auto-text-indent="false">
        <style:tab-stops/>
      </style:paragraph-properties>
    </style:style>
    <style:style style:name="P22" style:family="paragraph" style:parent-style-name="Normal">
      <style:paragraph-properties fo:margin-left="0.002cm" fo:margin-right="0cm" fo:margin-top="0cm" fo:margin-bottom="1cm" loext:contextual-spacing="false" fo:text-indent="0cm" style:auto-text-indent="false">
        <style:tab-stops/>
      </style:paragraph-properties>
    </style:style>
    <style:style style:name="P23" style:family="paragraph" style:parent-style-name="Normal">
      <style:paragraph-properties fo:margin-left="0.002cm" fo:margin-right="0cm" fo:margin-top="0cm" fo:margin-bottom="0.069cm" loext:contextual-spacing="false" fo:text-indent="0cm" style:auto-text-indent="false">
        <style:tab-stops/>
      </style:paragraph-properties>
    </style:style>
    <style:style style:name="P24" style:family="paragraph" style:parent-style-name="Normal">
      <style:paragraph-properties fo:margin-left="0.002cm" fo:margin-right="0cm" fo:margin-top="0cm" fo:margin-bottom="0.288cm" loext:contextual-spacing="false" fo:text-indent="0cm" style:auto-text-indent="false">
        <style:tab-stops/>
      </style:paragraph-properties>
    </style:style>
    <style:style style:name="P25" style:family="paragraph" style:parent-style-name="Normal">
      <style:paragraph-properties fo:margin-left="0.002cm" fo:margin-right="0cm" fo:margin-top="0cm" fo:margin-bottom="0.065cm" loext:contextual-spacing="false" fo:text-indent="0cm" style:auto-text-indent="false">
        <style:tab-stops/>
      </style:paragraph-properties>
    </style:style>
    <style:style style:name="P26" style:family="paragraph" style:parent-style-name="Normal">
      <style:paragraph-properties fo:margin-left="0.002cm" fo:margin-right="0cm" fo:margin-top="0cm" fo:margin-bottom="0.584cm" loext:contextual-spacing="false" fo:text-indent="0cm" style:auto-text-indent="false">
        <style:tab-stops/>
      </style:paragraph-properties>
    </style:style>
    <style:style style:name="P27" style:family="paragraph" style:parent-style-name="Normal">
      <style:paragraph-properties fo:margin-left="-0.016cm" fo:margin-right="0cm" fo:text-indent="0.619cm" style:auto-text-indent="false">
        <style:tab-stops/>
      </style:paragraph-properties>
    </style:style>
    <style:style style:name="P28" style:family="paragraph" style:parent-style-name="Normal">
      <style:paragraph-properties fo:margin-left="-0.016cm" fo:margin-right="0cm" fo:line-height="145%" fo:text-indent="0.619cm" style:auto-text-indent="false">
        <style:tab-stops/>
      </style:paragraph-properties>
    </style:style>
    <style:style style:name="P29" style:family="paragraph" style:parent-style-name="Normal">
      <style:paragraph-properties fo:margin-left="-0.016cm" fo:margin-right="0cm" fo:margin-top="0cm" fo:margin-bottom="0.044cm" loext:contextual-spacing="false" fo:text-indent="0.619cm" style:auto-text-indent="false">
        <style:tab-stops/>
      </style:paragraph-properties>
    </style:style>
    <style:style style:name="P30" style:family="paragraph" style:parent-style-name="Normal">
      <style:paragraph-properties fo:margin-left="-0.016cm" fo:margin-right="0cm" fo:margin-top="0cm" fo:margin-bottom="0.314cm" loext:contextual-spacing="false" fo:line-height="136%" fo:text-indent="0.619cm" style:auto-text-indent="false">
        <style:tab-stops/>
      </style:paragraph-properties>
    </style:style>
    <style:style style:name="P31" style:family="paragraph" style:parent-style-name="Normal">
      <style:paragraph-properties fo:margin-left="-0.016cm" fo:margin-right="0cm" fo:margin-top="0cm" fo:margin-bottom="0.159cm" loext:contextual-spacing="false" fo:text-indent="0.619cm" style:auto-text-indent="false">
        <style:tab-stops/>
      </style:paragraph-properties>
    </style:style>
    <style:style style:name="P32" style:family="paragraph" style:parent-style-name="Normal">
      <style:paragraph-properties fo:margin-left="-0.016cm" fo:margin-right="0cm" fo:margin-top="0cm" fo:margin-bottom="0.053cm" loext:contextual-spacing="false" fo:text-indent="0.619cm" style:auto-text-indent="false">
        <style:tab-stops/>
      </style:paragraph-properties>
    </style:style>
    <style:style style:name="P33" style:family="paragraph" style:parent-style-name="Normal">
      <style:paragraph-properties fo:margin-left="-0.016cm" fo:margin-right="0cm" fo:margin-top="0cm" fo:margin-bottom="0.191cm" loext:contextual-spacing="false" fo:text-indent="0.619cm" style:auto-text-indent="false">
        <style:tab-stops/>
      </style:paragraph-properties>
    </style:style>
    <style:style style:name="P34" style:family="paragraph" style:parent-style-name="Normal">
      <style:paragraph-properties fo:margin-left="-0.016cm" fo:margin-right="0cm" fo:margin-top="0cm" fo:margin-bottom="0.067cm" loext:contextual-spacing="false" fo:text-indent="0.619cm" style:auto-text-indent="false">
        <style:tab-stops/>
      </style:paragraph-properties>
    </style:style>
    <style:style style:name="P35" style:family="paragraph" style:parent-style-name="Normal">
      <style:paragraph-properties fo:margin-left="-0.016cm" fo:margin-right="0cm" fo:margin-top="0cm" fo:margin-bottom="0.085cm" loext:contextual-spacing="false" fo:text-indent="0.619cm" style:auto-text-indent="false">
        <style:tab-stops/>
      </style:paragraph-properties>
    </style:style>
    <style:style style:name="P36" style:family="paragraph" style:parent-style-name="Normal">
      <style:paragraph-properties fo:margin-left="-0.016cm" fo:margin-right="0cm" fo:margin-top="0cm" fo:margin-bottom="0.337cm" loext:contextual-spacing="false" fo:line-height="136%" fo:text-indent="0.619cm" style:auto-text-indent="false">
        <style:tab-stops/>
      </style:paragraph-properties>
    </style:style>
    <style:style style:name="P37" style:family="paragraph" style:parent-style-name="Normal">
      <style:paragraph-properties fo:margin-left="-0.016cm" fo:margin-right="0cm" fo:margin-top="0cm" fo:margin-bottom="0.064cm" loext:contextual-spacing="false" fo:text-indent="0.619cm" style:auto-text-indent="false">
        <style:tab-stops/>
      </style:paragraph-properties>
    </style:style>
    <style:style style:name="P38" style:family="paragraph" style:parent-style-name="Normal">
      <style:paragraph-properties fo:margin-left="-0.016cm" fo:margin-right="0cm" fo:margin-top="0cm" fo:margin-bottom="0.873cm" loext:contextual-spacing="false" fo:text-indent="0.619cm" style:auto-text-indent="false">
        <style:tab-stops/>
      </style:paragraph-properties>
    </style:style>
    <style:style style:name="P39" style:family="paragraph" style:parent-style-name="Normal">
      <style:paragraph-properties fo:margin-left="-0.016cm" fo:margin-right="0cm" fo:margin-top="0cm" fo:margin-bottom="0.342cm" loext:contextual-spacing="false" fo:text-indent="0.619cm" style:auto-text-indent="false">
        <style:tab-stops/>
      </style:paragraph-properties>
    </style:style>
    <style:style style:name="P40" style:family="paragraph" style:parent-style-name="Normal">
      <style:paragraph-properties fo:margin-left="-0.016cm" fo:margin-right="0cm" fo:margin-top="0cm" fo:margin-bottom="0.048cm" loext:contextual-spacing="false" fo:text-indent="0.619cm" style:auto-text-indent="false">
        <style:tab-stops/>
      </style:paragraph-properties>
    </style:style>
    <style:style style:name="P41" style:family="paragraph" style:parent-style-name="Normal">
      <style:paragraph-properties fo:margin-left="-0.016cm" fo:margin-right="0cm" fo:margin-top="0cm" fo:margin-bottom="0.392cm" loext:contextual-spacing="false" fo:text-indent="0.619cm" style:auto-text-indent="false">
        <style:tab-stops/>
      </style:paragraph-properties>
    </style:style>
    <style:style style:name="P42" style:family="paragraph" style:parent-style-name="Normal">
      <style:paragraph-properties fo:margin-left="-0.016cm" fo:margin-right="0cm" fo:text-align="start" style:justify-single-word="false" fo:text-indent="0cm" style:auto-text-indent="false">
        <style:tab-stops>
          <style:tab-stop style:position="15.027cm" style:type="right"/>
        </style:tab-stops>
      </style:paragraph-properties>
    </style:style>
    <style:style style:name="P43" style:family="paragraph" style:parent-style-name="Normal">
      <style:paragraph-properties fo:margin-left="-0.016cm" fo:margin-right="0cm" fo:text-align="start" style:justify-single-word="false" fo:text-indent="0cm" style:auto-text-indent="false">
        <style:tab-stops>
          <style:tab-stop style:position="5.904cm" style:type="center"/>
        </style:tab-stops>
      </style:paragraph-properties>
    </style:style>
    <style:style style:name="P44" style:family="paragraph" style:parent-style-name="Normal">
      <style:paragraph-properties fo:margin-left="-0.016cm" fo:margin-right="0cm" fo:margin-top="0cm" fo:margin-bottom="0.651cm" loext:contextual-spacing="false" fo:text-align="start" style:justify-single-word="false" fo:text-indent="0cm" style:auto-text-indent="false">
        <style:tab-stops>
          <style:tab-stop style:position="15.027cm" style:type="right"/>
        </style:tab-stops>
      </style:paragraph-properties>
    </style:style>
    <style:style style:name="P45" style:family="paragraph" style:parent-style-name="Normal">
      <style:paragraph-properties fo:margin-left="1.222cm" fo:margin-right="0cm" fo:margin-top="0cm" fo:margin-bottom="0.093cm" loext:contextual-spacing="false" fo:text-indent="-1.238cm" style:auto-text-indent="false">
        <style:tab-stops/>
      </style:paragraph-properties>
    </style:style>
    <style:style style:name="P46" style:family="paragraph" style:parent-style-name="Normal">
      <style:paragraph-properties fo:margin-left="1.222cm" fo:margin-right="0cm" fo:margin-top="0cm" fo:margin-bottom="0.162cm" loext:contextual-spacing="false" fo:text-indent="-1.238cm" style:auto-text-indent="false">
        <style:tab-stops/>
      </style:paragraph-properties>
    </style:style>
    <style:style style:name="P47" style:family="paragraph" style:parent-style-name="Normal">
      <style:paragraph-properties fo:margin-left="1.222cm" fo:margin-right="0cm" fo:text-indent="-1.238cm" style:auto-text-indent="false">
        <style:tab-stops/>
      </style:paragraph-properties>
    </style:style>
    <style:style style:name="P48" style:family="paragraph" style:parent-style-name="Normal">
      <style:paragraph-properties fo:margin-left="1.222cm" fo:margin-right="0cm" fo:margin-top="0cm" fo:margin-bottom="0.194cm" loext:contextual-spacing="false" fo:text-indent="-1.238cm" style:auto-text-indent="false">
        <style:tab-stops/>
      </style:paragraph-properties>
    </style:style>
    <style:style style:name="P49" style:family="paragraph" style:parent-style-name="Normal">
      <style:paragraph-properties fo:margin-left="1.21cm" fo:margin-right="1.182cm" fo:margin-top="0cm" fo:margin-bottom="0.347cm" loext:contextual-spacing="false" fo:line-height="109%" fo:text-align="center" style:justify-single-word="false" fo:text-indent="0cm" style:auto-text-indent="false">
        <style:tab-stops/>
      </style:paragraph-properties>
    </style:style>
    <style:style style:name="P50" style:family="paragraph" style:parent-style-name="Normal">
      <style:paragraph-properties fo:margin-left="1.21cm" fo:margin-right="1.182cm" fo:margin-top="0cm" fo:margin-bottom="0.677cm" loext:contextual-spacing="false" fo:line-height="109%" fo:text-align="center" style:justify-single-word="false" fo:text-indent="0cm" style:auto-text-indent="false">
        <style:tab-stops/>
      </style:paragraph-properties>
    </style:style>
    <style:style style:name="P51" style:family="paragraph" style:parent-style-name="Normal">
      <style:paragraph-properties fo:margin-left="-0.009cm" fo:margin-right="0cm" fo:margin-top="0cm" fo:margin-bottom="0.194cm" loext:contextual-spacing="false" fo:text-indent="-0.007cm" style:auto-text-indent="false">
        <style:tab-stops/>
      </style:paragraph-properties>
    </style:style>
    <style:style style:name="P52" style:family="paragraph" style:parent-style-name="Normal">
      <style:paragraph-properties fo:margin-left="-0.009cm" fo:margin-right="0cm" fo:margin-top="0cm" fo:margin-bottom="0.356cm" loext:contextual-spacing="false" fo:text-indent="-0.007cm" style:auto-text-indent="false">
        <style:tab-stops/>
      </style:paragraph-properties>
    </style:style>
    <style:style style:name="P53" style:family="paragraph" style:parent-style-name="Normal">
      <style:paragraph-properties fo:margin-left="-0.009cm" fo:margin-right="0cm" fo:margin-top="0cm" fo:margin-bottom="0cm" loext:contextual-spacing="false" fo:text-indent="-0.007cm" style:auto-text-indent="false">
        <style:tab-stops/>
      </style:paragraph-properties>
    </style:style>
    <style:style style:name="P54" style:family="paragraph" style:parent-style-name="Normal">
      <style:paragraph-properties fo:margin-left="-0.009cm" fo:margin-right="0cm" fo:margin-top="0cm" fo:margin-bottom="0.393cm" loext:contextual-spacing="false" fo:line-height="134%" fo:text-indent="-0.007cm" style:auto-text-indent="false">
        <style:tab-stops/>
      </style:paragraph-properties>
    </style:style>
    <style:style style:name="P55" style:family="paragraph" style:parent-style-name="Normal">
      <style:paragraph-properties fo:margin-left="0cm" fo:margin-right="-0.026cm" fo:margin-top="0cm" fo:margin-bottom="0.295cm" loext:contextual-spacing="false" fo:line-height="110%" fo:text-align="start" style:justify-single-word="false" fo:text-indent="0cm" style:auto-text-indent="false">
        <style:tab-stops>
          <style:tab-stop style:position="8.08cm" style:type="center"/>
          <style:tab-stop style:position="15.011cm" style:type="right"/>
        </style:tab-stops>
      </style:paragraph-properties>
    </style:style>
    <style:style style:name="P56" style:family="paragraph" style:parent-style-name="Normal">
      <style:paragraph-properties fo:margin-left="1.249cm" fo:margin-right="0cm" fo:margin-top="0cm" fo:margin-bottom="0.333cm" loext:contextual-spacing="false" fo:text-indent="-0.527cm" style:auto-text-indent="false">
        <style:tab-stops/>
      </style:paragraph-properties>
    </style:style>
    <style:style style:name="P57" style:family="paragraph" style:parent-style-name="Normal">
      <style:paragraph-properties fo:margin-left="0.028cm" fo:margin-right="0cm" fo:margin-top="0cm" fo:margin-bottom="0.062cm" loext:contextual-spacing="false" fo:line-height="107%" fo:text-align="center" style:justify-single-word="false" fo:text-indent="0cm" style:auto-text-indent="false">
        <style:tab-stops/>
      </style:paragraph-properties>
    </style:style>
    <style:style style:name="P58" style:family="paragraph" style:parent-style-name="Normal">
      <style:paragraph-properties fo:margin-left="0cm" fo:margin-right="0.263cm" fo:margin-top="0cm" fo:margin-bottom="0.48cm" loext:contextual-spacing="false" fo:line-height="107%" fo:text-align="center" style:justify-single-word="false" fo:text-indent="0cm" style:auto-text-indent="false">
        <style:tab-stops/>
      </style:paragraph-properties>
    </style:style>
    <style:style style:name="P59" style:family="paragraph" style:parent-style-name="Normal">
      <style:paragraph-properties fo:margin-left="1.21cm" fo:margin-right="1.281cm" fo:margin-top="0cm" fo:margin-bottom="0.254cm" loext:contextual-spacing="false" fo:line-height="109%" fo:text-align="center" style:justify-single-word="false" fo:text-indent="0cm" style:auto-text-indent="false">
        <style:tab-stops/>
      </style:paragraph-properties>
    </style:style>
    <style:style style:name="P60" style:family="paragraph" style:parent-style-name="Normal">
      <style:paragraph-properties fo:margin-left="1.266cm" fo:margin-right="0cm" fo:text-indent="0cm" style:auto-text-indent="false">
        <style:tab-stops/>
      </style:paragraph-properties>
    </style:style>
    <style:style style:name="P61" style:family="paragraph" style:parent-style-name="Normal">
      <style:paragraph-properties fo:margin-left="1.266cm" fo:margin-right="0cm" fo:margin-top="0cm" fo:margin-bottom="0.051cm" loext:contextual-spacing="false" fo:text-indent="0cm" style:auto-text-indent="false">
        <style:tab-stops/>
      </style:paragraph-properties>
    </style:style>
    <style:style style:name="P62" style:family="paragraph" style:parent-style-name="Normal">
      <style:paragraph-properties fo:margin-left="1.266cm" fo:margin-right="0cm" fo:margin-top="0cm" fo:margin-bottom="0.445cm" loext:contextual-spacing="false" fo:text-indent="0cm" style:auto-text-indent="false">
        <style:tab-stops/>
      </style:paragraph-properties>
    </style:style>
    <style:style style:name="P63" style:family="paragraph" style:parent-style-name="Normal">
      <style:paragraph-properties fo:margin-left="1.266cm" fo:margin-right="0cm" fo:margin-top="0cm" fo:margin-bottom="0.074cm" loext:contextual-spacing="false" fo:text-indent="0cm" style:auto-text-indent="false">
        <style:tab-stops/>
      </style:paragraph-properties>
    </style:style>
    <style:style style:name="P64" style:family="paragraph" style:parent-style-name="Normal">
      <style:paragraph-properties fo:margin-left="1.266cm" fo:margin-right="0cm" fo:margin-top="0cm" fo:margin-bottom="0.076cm" loext:contextual-spacing="false" fo:text-indent="0cm" style:auto-text-indent="false">
        <style:tab-stops/>
      </style:paragraph-properties>
    </style:style>
    <style:style style:name="P65" style:family="paragraph" style:parent-style-name="Normal">
      <style:paragraph-properties fo:margin-left="1.266cm" fo:margin-right="0cm" fo:margin-top="0cm" fo:margin-bottom="0cm" loext:contextual-spacing="false" fo:line-height="107%" fo:text-align="center" style:justify-single-word="false" fo:text-indent="0cm" style:auto-text-indent="false">
        <style:tab-stops/>
      </style:paragraph-properties>
    </style:style>
    <style:style style:name="P66" style:family="paragraph" style:parent-style-name="Normal">
      <style:paragraph-properties fo:margin-left="1.249cm" fo:margin-right="0cm" fo:text-indent="-0.34cm" style:auto-text-indent="false">
        <style:tab-stops/>
      </style:paragraph-properties>
    </style:style>
    <style:style style:name="P67" style:family="paragraph" style:parent-style-name="Normal">
      <style:paragraph-properties fo:margin-left="1.249cm" fo:margin-right="0cm" fo:margin-top="0cm" fo:margin-bottom="0.346cm" loext:contextual-spacing="false" fo:text-indent="-0.34cm" style:auto-text-indent="false">
        <style:tab-stops/>
      </style:paragraph-properties>
    </style:style>
    <style:style style:name="P68" style:family="paragraph" style:parent-style-name="Normal">
      <style:paragraph-properties fo:margin-left="4.03cm" fo:margin-right="0cm" fo:margin-top="0cm" fo:margin-bottom="0.069cm" loext:contextual-spacing="false" fo:line-height="107%" fo:text-align="start" style:justify-single-word="false" fo:text-indent="0cm" style:auto-text-indent="false">
        <style:tab-stops/>
      </style:paragraph-properties>
    </style:style>
    <style:style style:name="P69" style:family="paragraph" style:parent-style-name="Normal">
      <style:paragraph-properties fo:margin-left="1.21cm" fo:margin-right="0.046cm" fo:margin-top="0cm" fo:margin-bottom="0.347cm" loext:contextual-spacing="false" fo:line-height="109%" fo:text-align="center" style:justify-single-word="false" fo:text-indent="0cm" style:auto-text-indent="false">
        <style:tab-stops/>
      </style:paragraph-properties>
    </style:style>
    <style:style style:name="P70" style:family="paragraph" style:parent-style-name="Normal">
      <style:paragraph-properties fo:margin-left="1.21cm" fo:margin-right="0cm" fo:margin-top="0cm" fo:margin-bottom="0.499cm" loext:contextual-spacing="false" fo:line-height="109%" fo:text-align="center" style:justify-single-word="false" fo:text-indent="0cm" style:auto-text-indent="false">
        <style:tab-stops/>
      </style:paragraph-properties>
    </style:style>
    <style:style style:name="P71" style:family="paragraph" style:parent-style-name="Normal">
      <style:paragraph-properties fo:margin-left="14.72cm" fo:margin-right="0cm" fo:margin-top="0cm" fo:margin-bottom="0.601cm" loext:contextual-spacing="false" fo:line-height="107%" fo:text-align="start" style:justify-single-word="false" fo:text-indent="0cm" style:auto-text-indent="false">
        <style:tab-stops/>
      </style:paragraph-properties>
    </style:style>
    <style:style style:name="P72" style:family="paragraph" style:parent-style-name="Normal">
      <style:paragraph-properties fo:margin-left="0.339cm" fo:margin-right="0cm" fo:text-indent="0cm" style:auto-text-indent="false">
        <style:tab-stops/>
      </style:paragraph-properties>
    </style:style>
    <style:style style:name="P73" style:family="paragraph" style:parent-style-name="Normal">
      <style:paragraph-properties fo:margin-top="0cm" fo:margin-bottom="0.078cm" loext:contextual-spacing="false"/>
    </style:style>
    <style:style style:name="P74" style:family="paragraph" style:parent-style-name="Normal">
      <style:paragraph-properties fo:margin-top="0cm" fo:margin-bottom="0.272cm" loext:contextual-spacing="false"/>
    </style:style>
    <style:style style:name="P75" style:family="paragraph" style:parent-style-name="Normal">
      <style:paragraph-properties fo:margin-top="0cm" fo:margin-bottom="0.092cm" loext:contextual-spacing="false"/>
    </style:style>
    <style:style style:name="P76" style:family="paragraph" style:parent-style-name="Normal">
      <style:paragraph-properties fo:line-height="135%"/>
    </style:style>
    <style:style style:name="P77" style:family="paragraph" style:parent-style-name="Normal">
      <style:paragraph-properties fo:margin-left="0.621cm" fo:margin-right="0.295cm" fo:margin-top="0cm" fo:margin-bottom="0.134cm" loext:contextual-spacing="false" fo:line-height="123%" fo:text-align="start" style:justify-single-word="false" fo:text-indent="0cm" style:auto-text-indent="false">
        <style:tab-stops/>
      </style:paragraph-properties>
    </style:style>
    <style:style style:name="P78" style:family="paragraph" style:parent-style-name="Normal">
      <style:paragraph-properties fo:margin-left="0.621cm" fo:margin-right="0.295cm" fo:margin-top="0cm" fo:margin-bottom="0.014cm" loext:contextual-spacing="false" fo:line-height="123%" fo:text-align="start" style:justify-single-word="false" fo:text-indent="0cm" style:auto-text-indent="false">
        <style:tab-stops/>
      </style:paragraph-properties>
    </style:style>
    <style:style style:name="P79" style:family="paragraph" style:parent-style-name="Normal">
      <style:paragraph-properties fo:margin-left="0cm" fo:margin-right="1.6cm" fo:margin-top="0.081cm" fo:margin-bottom="0.282cm" loext:contextual-spacing="false" fo:line-height="152%" fo:text-indent="0cm" style:auto-text-indent="false"/>
    </style:style>
    <style:style style:name="P80" style:family="paragraph" style:parent-style-name="Normal">
      <style:paragraph-properties fo:margin-top="0cm" fo:margin-bottom="0.277cm" loext:contextual-spacing="false"/>
    </style:style>
    <style:style style:name="P81" style:family="paragraph" style:parent-style-name="Normal">
      <style:paragraph-properties fo:margin-top="0cm" fo:margin-bottom="0.097cm" loext:contextual-spacing="false"/>
    </style:style>
    <style:style style:name="P82" style:family="paragraph" style:parent-style-name="Normal">
      <style:paragraph-properties fo:margin-top="0cm" fo:margin-bottom="0.095cm" loext:contextual-spacing="false"/>
    </style:style>
    <style:style style:name="P83" style:family="paragraph" style:parent-style-name="Normal">
      <style:paragraph-properties fo:margin-left="1.256cm" fo:margin-right="0cm" fo:margin-top="0cm" fo:margin-bottom="0.404cm" loext:contextual-spacing="false" fo:text-indent="-0.007cm" style:auto-text-indent="false">
        <style:tab-stops/>
      </style:paragraph-properties>
    </style:style>
    <style:style style:name="P84" style:family="paragraph" style:parent-style-name="Normal">
      <style:paragraph-properties fo:margin-left="0cm" fo:margin-right="0.515cm" fo:margin-top="0cm" fo:margin-bottom="0cm" loext:contextual-spacing="false" fo:line-height="122%" fo:text-align="start" style:justify-single-word="false" fo:text-indent="0.836cm" style:auto-text-indent="false">
        <style:tab-stops/>
      </style:paragraph-properties>
    </style:style>
    <style:style style:name="P85" style:family="paragraph" style:parent-style-name="Normal">
      <style:paragraph-properties fo:margin-left="0cm" fo:margin-right="0cm" fo:margin-top="0cm" fo:margin-bottom="0cm" loext:contextual-spacing="false" fo:line-height="107%" fo:text-indent="0cm" style:auto-text-indent="false">
        <style:tab-stops/>
      </style:paragraph-properties>
    </style:style>
    <style:style style:name="P86" style:family="paragraph" style:parent-style-name="Normal">
      <style:paragraph-properties fo:margin-left="0cm" fo:margin-right="0cm" fo:margin-top="0cm" fo:margin-bottom="0cm" loext:contextual-spacing="false" fo:line-height="107%" fo:text-align="end" style:justify-single-word="false" fo:text-indent="0cm" style:auto-text-indent="false">
        <style:tab-stops/>
      </style:paragraph-properties>
    </style:style>
    <style:style style:name="P87" style:family="paragraph" style:parent-style-name="Normal">
      <style:paragraph-properties fo:margin-left="0.164cm" fo:margin-right="0cm" fo:margin-top="0cm" fo:margin-bottom="0cm" loext:contextual-spacing="false" fo:line-height="107%" fo:text-align="start" style:justify-single-word="false" fo:text-indent="0cm" style:auto-text-indent="false">
        <style:tab-stops/>
      </style:paragraph-properties>
    </style:style>
    <style:style style:name="P88" style:family="paragraph" style:parent-style-name="Normal">
      <style:paragraph-properties fo:margin-left="0.164cm" fo:margin-right="0cm" fo:margin-top="0cm" fo:margin-bottom="0.023cm" loext:contextual-spacing="false" fo:line-height="107%" fo:text-align="start" style:justify-single-word="false" fo:text-indent="0cm" style:auto-text-indent="false">
        <style:tab-stops/>
      </style:paragraph-properties>
    </style:style>
    <style:style style:name="P89" style:family="paragraph" style:parent-style-name="Normal">
      <style:paragraph-properties fo:margin-left="0.069cm" fo:margin-right="0.24cm" fo:margin-top="0cm" fo:margin-bottom="0.097cm" loext:contextual-spacing="false" fo:line-height="121%" fo:text-align="start" style:justify-single-word="false" fo:text-indent="-0.069cm" style:auto-text-indent="false">
        <style:tab-stops/>
      </style:paragraph-properties>
    </style:style>
    <style:style style:name="P90" style:family="paragraph" style:parent-style-name="Normal">
      <style:paragraph-properties fo:margin-left="0.116cm" fo:margin-right="0cm" fo:margin-top="0cm" fo:margin-bottom="0cm" loext:contextual-spacing="false" fo:line-height="97%" fo:text-align="start" style:justify-single-word="false" fo:text-indent="0.923cm" style:auto-text-indent="false">
        <style:tab-stops/>
      </style:paragraph-properties>
    </style:style>
    <style:style style:name="P91" style:family="paragraph" style:parent-style-name="Normal">
      <style:paragraph-properties fo:margin-left="0.312cm" fo:margin-right="0.185cm" fo:margin-top="0cm" fo:margin-bottom="0cm" loext:contextual-spacing="false" fo:line-height="107%" fo:text-align="end" style:justify-single-word="false" fo:text-indent="0cm" style:auto-text-indent="false">
        <style:tab-stops/>
      </style:paragraph-properties>
    </style:style>
    <style:style style:name="P92" style:family="paragraph" style:parent-style-name="Normal">
      <style:paragraph-properties fo:margin-left="0.028cm" fo:margin-right="0.295cm" fo:margin-top="0cm" fo:margin-bottom="0.014cm" loext:contextual-spacing="false" fo:line-height="123%" fo:text-align="start" style:justify-single-word="false" fo:text-indent="0cm" style:auto-text-indent="false">
        <style:tab-stops/>
      </style:paragraph-properties>
    </style:style>
    <style:style style:name="P93" style:family="paragraph" style:parent-style-name="Normal">
      <style:paragraph-properties fo:margin-left="0.018cm" fo:margin-right="0.134cm" fo:margin-top="0cm" fo:margin-bottom="0.37cm" loext:contextual-spacing="false" fo:line-height="107%" fo:text-align="end" style:justify-single-word="false" fo:text-indent="0cm" style:auto-text-indent="false">
        <style:tab-stops/>
      </style:paragraph-properties>
    </style:style>
    <style:style style:name="P94" style:family="paragraph" style:parent-style-name="Normal">
      <style:paragraph-properties fo:margin-left="1.868cm" fo:margin-right="0cm" fo:margin-top="0cm" fo:margin-bottom="0.046cm" loext:contextual-spacing="false" fo:text-indent="-0.619cm" style:auto-text-indent="false">
        <style:tab-stops/>
      </style:paragraph-properties>
    </style:style>
    <style:style style:name="P95" style:family="paragraph" style:parent-style-name="Normal">
      <style:paragraph-properties fo:margin-left="6.041cm" fo:margin-right="0cm" fo:margin-top="0cm" fo:margin-bottom="0.369cm" loext:contextual-spacing="false" fo:line-height="107%" fo:text-align="start" style:justify-single-word="false" fo:text-indent="0cm" style:auto-text-indent="false">
        <style:tab-stops/>
      </style:paragraph-properties>
    </style:style>
    <style:style style:name="P96" style:family="paragraph" style:parent-style-name="Heading_20_1">
      <style:paragraph-properties fo:margin-left="-0.016cm" fo:margin-right="0cm" fo:margin-top="0cm" fo:margin-bottom="0.434cm" loext:contextual-spacing="false" fo:text-indent="0cm" style:auto-text-indent="false">
        <style:tab-stops>
          <style:tab-stop style:position="4.794cm" style:type="center"/>
        </style:tab-stops>
      </style:paragraph-properties>
      <style:text-properties fo:language="fr" fo:country="FR"/>
    </style:style>
    <style:style style:name="P97" style:family="paragraph" style:parent-style-name="Heading_20_1">
      <style:paragraph-properties fo:margin-left="-0.016cm" fo:margin-right="0cm" fo:text-indent="0cm" style:auto-text-indent="false">
        <style:tab-stops>
          <style:tab-stop style:position="6.366cm" style:type="center"/>
        </style:tab-stops>
      </style:paragraph-properties>
      <style:text-properties fo:language="fr" fo:country="FR"/>
    </style:style>
    <style:style style:name="P98" style:family="paragraph" style:parent-style-name="Heading_20_1">
      <style:paragraph-properties fo:margin-left="-0.016cm" fo:margin-right="0cm" fo:text-indent="0cm" style:auto-text-indent="false">
        <style:tab-stops>
          <style:tab-stop style:position="6.727cm" style:type="center"/>
        </style:tab-stops>
      </style:paragraph-properties>
      <style:text-properties fo:language="fr" fo:country="FR"/>
    </style:style>
    <style:style style:name="P99" style:family="paragraph" style:parent-style-name="Heading_20_1">
      <style:paragraph-properties fo:margin-left="-0.016cm" fo:margin-right="0cm" fo:text-indent="0cm" style:auto-text-indent="false">
        <style:tab-stops>
          <style:tab-stop style:position="4.006cm" style:type="center"/>
        </style:tab-stops>
      </style:paragraph-properties>
      <style:text-properties fo:language="fr" fo:country="FR"/>
    </style:style>
    <style:style style:name="P100" style:family="paragraph" style:parent-style-name="Heading_20_1">
      <style:paragraph-properties fo:margin-left="-0.016cm" fo:margin-right="0cm" fo:text-indent="0cm" style:auto-text-indent="false">
        <style:tab-stops>
          <style:tab-stop style:position="5.228cm" style:type="center"/>
        </style:tab-stops>
      </style:paragraph-properties>
      <style:text-properties fo:language="fr" fo:country="FR"/>
    </style:style>
    <style:style style:name="P101" style:family="paragraph" style:parent-style-name="Heading_20_2">
      <style:paragraph-properties fo:margin-left="-0.016cm" fo:margin-right="0cm" fo:text-indent="0cm" style:auto-text-indent="false">
        <style:tab-stops>
          <style:tab-stop style:position="3.332cm" style:type="center"/>
        </style:tab-stops>
      </style:paragraph-properties>
      <style:text-properties fo:language="fr" fo:country="FR"/>
    </style:style>
    <style:style style:name="P102" style:family="paragraph" style:parent-style-name="Heading_20_2">
      <style:paragraph-properties fo:margin-left="-0.016cm" fo:margin-right="0cm" fo:text-indent="0cm" style:auto-text-indent="false">
        <style:tab-stops>
          <style:tab-stop style:position="4.785cm" style:type="center"/>
        </style:tab-stops>
      </style:paragraph-properties>
      <style:text-properties fo:language="fr" fo:country="FR"/>
    </style:style>
    <style:style style:name="P103" style:family="paragraph" style:parent-style-name="Heading_20_2">
      <style:paragraph-properties fo:margin-left="-0.016cm" fo:margin-right="0cm" fo:text-indent="0cm" style:auto-text-indent="false">
        <style:tab-stops>
          <style:tab-stop style:position="4.457cm" style:type="center"/>
        </style:tab-stops>
      </style:paragraph-properties>
      <style:text-properties fo:language="fr" fo:country="FR"/>
    </style:style>
    <style:style style:name="P104" style:family="paragraph" style:parent-style-name="Heading_20_2">
      <style:paragraph-properties fo:margin-left="-0.016cm" fo:margin-right="0cm" fo:margin-top="0cm" fo:margin-bottom="0.314cm" loext:contextual-spacing="false" fo:text-indent="0cm" style:auto-text-indent="false">
        <style:tab-stops>
          <style:tab-stop style:position="5.669cm" style:type="center"/>
        </style:tab-stops>
      </style:paragraph-properties>
      <style:text-properties fo:language="fr" fo:country="FR"/>
    </style:style>
    <style:style style:name="P105" style:family="paragraph" style:parent-style-name="Normal">
      <style:text-properties fo:language="fr" fo:country="FR"/>
    </style:style>
    <style:style style:name="P106" style:family="paragraph" style:parent-style-name="Normal" style:master-page-name="MP0">
      <style:paragraph-properties fo:margin-left="0.002cm" fo:margin-right="0cm" fo:margin-top="0cm" fo:margin-bottom="0.757cm" loext:contextual-spacing="false" fo:line-height="110%" fo:text-align="start" style:justify-single-word="false" fo:text-indent="0cm" style:auto-text-indent="false" style:page-number="22" fo:break-before="page">
        <style:tab-stops/>
      </style:paragraph-properties>
    </style:style>
    <style:style style:name="P107" style:family="paragraph" style:parent-style-name="Normal">
      <style:paragraph-properties fo:margin-left="0.002cm" fo:margin-right="0cm" fo:margin-top="0cm" fo:margin-bottom="0.757cm" loext:contextual-spacing="false" fo:line-height="110%" fo:text-align="start" style:justify-single-word="false" fo:text-indent="0cm" style:auto-text-indent="false">
        <style:tab-stops/>
      </style:paragraph-properties>
    </style:style>
    <style:style style:name="P108" style:family="paragraph" style:parent-style-name="Normal">
      <style:paragraph-properties fo:margin-left="0.002cm" fo:margin-right="0cm" fo:margin-top="0cm" fo:margin-bottom="0.439cm" loext:contextual-spacing="false" fo:text-indent="0cm" style:auto-text-indent="false">
        <style:tab-stops/>
      </style:paragraph-properties>
      <style:text-properties fo:language="fr" fo:country="FR"/>
    </style:style>
    <style:style style:name="P109" style:family="paragraph" style:parent-style-name="Normal" style:list-style-name="L1">
      <style:paragraph-properties fo:margin-left="0cm" fo:margin-right="0cm" fo:margin-top="0cm" fo:margin-bottom="0cm" loext:contextual-spacing="false" fo:line-height="107%" fo:text-indent="-0.34cm" style:auto-text-indent="false"/>
      <style:text-properties fo:language="fr" fo:country="FR"/>
    </style:style>
    <style:style style:name="P110" style:family="paragraph" style:parent-style-name="Normal" style:list-style-name="L2">
      <style:paragraph-properties fo:margin-left="0cm" fo:margin-right="0cm" fo:text-indent="-0.34cm" style:auto-text-indent="false"/>
    </style:style>
    <style:style style:name="P111" style:family="paragraph" style:parent-style-name="Normal" style:list-style-name="L7">
      <style:paragraph-properties fo:margin-left="0cm" fo:margin-right="0cm" fo:text-indent="-0.34cm" style:auto-text-indent="false"/>
    </style:style>
    <style:style style:name="P112" style:family="paragraph" style:parent-style-name="Normal" style:list-style-name="L1">
      <style:paragraph-properties fo:margin-left="0cm" fo:margin-right="0cm" fo:text-indent="-0.34cm" style:auto-text-indent="false"/>
      <style:text-properties fo:language="fr" fo:country="FR"/>
    </style:style>
    <style:style style:name="P113" style:family="paragraph" style:parent-style-name="Normal" style:list-style-name="L2">
      <style:paragraph-properties fo:margin-left="0cm" fo:margin-right="0cm" fo:margin-top="0cm" fo:margin-bottom="0.153cm" loext:contextual-spacing="false" fo:text-indent="-0.34cm" style:auto-text-indent="false"/>
    </style:style>
    <style:style style:name="P114" style:family="paragraph" style:parent-style-name="Normal" style:list-style-name="L2">
      <style:paragraph-properties fo:margin-left="0cm" fo:margin-right="0cm" fo:margin-top="0cm" fo:margin-bottom="0.074cm" loext:contextual-spacing="false" fo:text-indent="-0.34cm" style:auto-text-indent="false"/>
    </style:style>
    <style:style style:name="P115" style:family="paragraph" style:parent-style-name="Normal" style:list-style-name="L6">
      <style:paragraph-properties fo:margin-left="0cm" fo:margin-right="0cm" fo:margin-top="0cm" fo:margin-bottom="0.074cm" loext:contextual-spacing="false" fo:text-indent="-0.34cm" style:auto-text-indent="false"/>
    </style:style>
    <style:style style:name="P116" style:family="paragraph" style:parent-style-name="Normal" style:list-style-name="L2">
      <style:paragraph-properties fo:margin-left="0cm" fo:margin-right="0cm" fo:margin-top="0cm" fo:margin-bottom="1.039cm" loext:contextual-spacing="false" fo:text-indent="-0.34cm" style:auto-text-indent="false"/>
      <style:text-properties fo:language="fr" fo:country="FR"/>
    </style:style>
    <style:style style:name="P117" style:family="paragraph" style:parent-style-name="Normal" style:list-style-name="L6">
      <style:paragraph-properties fo:margin-left="0cm" fo:margin-right="0cm" fo:margin-top="0cm" fo:margin-bottom="0.332cm" loext:contextual-spacing="false" fo:text-indent="-0.34cm" style:auto-text-indent="false"/>
    </style:style>
    <style:style style:name="P118" style:family="paragraph" style:parent-style-name="Normal" style:list-style-name="L7">
      <style:paragraph-properties fo:margin-left="0cm" fo:margin-right="0cm" fo:margin-top="0cm" fo:margin-bottom="0.051cm" loext:contextual-spacing="false" fo:text-indent="-0.34cm" style:auto-text-indent="false"/>
      <style:text-properties fo:language="fr" fo:country="FR"/>
    </style:style>
    <style:style style:name="P119" style:family="paragraph" style:parent-style-name="Normal" style:list-style-name="L7">
      <style:paragraph-properties fo:margin-left="0cm" fo:margin-right="0cm" fo:margin-top="0cm" fo:margin-bottom="0.065cm" loext:contextual-spacing="false" fo:text-indent="-0.34cm" style:auto-text-indent="false"/>
    </style:style>
    <style:style style:name="P120" style:family="paragraph" style:parent-style-name="Normal" style:list-style-name="L7">
      <style:paragraph-properties fo:margin-left="0cm" fo:margin-right="0cm" fo:margin-top="0cm" fo:margin-bottom="0.055cm" loext:contextual-spacing="false" fo:text-indent="-0.34cm" style:auto-text-indent="false"/>
      <style:text-properties fo:language="fr" fo:country="FR"/>
    </style:style>
    <style:style style:name="P121" style:family="paragraph" style:parent-style-name="Normal" style:list-style-name="L7">
      <style:paragraph-properties fo:margin-left="0cm" fo:margin-right="0cm" fo:margin-top="0cm" fo:margin-bottom="0.21cm" loext:contextual-spacing="false" fo:text-indent="-0.34cm" style:auto-text-indent="false"/>
    </style:style>
    <style:style style:name="P122" style:family="paragraph" style:parent-style-name="Normal" style:list-style-name="L3">
      <style:paragraph-properties fo:margin-left="0cm" fo:margin-right="0cm" fo:margin-top="0cm" fo:margin-bottom="0.134cm" loext:contextual-spacing="false" fo:text-indent="-0.543cm" style:auto-text-indent="false"/>
    </style:style>
    <style:style style:name="P123" style:family="paragraph" style:parent-style-name="Normal" style:list-style-name="L3">
      <style:paragraph-properties fo:margin-left="0cm" fo:margin-right="0cm" fo:margin-top="0cm" fo:margin-bottom="0.194cm" loext:contextual-spacing="false" fo:text-indent="-0.543cm" style:auto-text-indent="false"/>
    </style:style>
    <style:style style:name="P124" style:family="paragraph" style:parent-style-name="Normal" style:list-style-name="L3">
      <style:paragraph-properties fo:margin-left="0cm" fo:margin-right="0cm" fo:margin-top="0cm" fo:margin-bottom="0.37cm" loext:contextual-spacing="false" fo:line-height="107%" fo:text-indent="-0.543cm" style:auto-text-indent="false"/>
    </style:style>
    <style:style style:name="P125" style:family="paragraph" style:parent-style-name="Normal" style:list-style-name="L4">
      <style:paragraph-properties fo:margin-left="0cm" fo:margin-right="0cm" fo:margin-top="0cm" fo:margin-bottom="0.349cm" loext:contextual-spacing="false" fo:text-indent="-0.543cm" style:auto-text-indent="false"/>
    </style:style>
    <style:style style:name="P126" style:family="paragraph" style:parent-style-name="Normal" style:list-style-name="L4">
      <style:paragraph-properties fo:margin-left="0cm" fo:margin-right="0cm" fo:margin-top="0cm" fo:margin-bottom="0.284cm" loext:contextual-spacing="false" fo:text-indent="-0.543cm" style:auto-text-indent="false"/>
    </style:style>
    <style:style style:name="P127" style:family="paragraph" style:parent-style-name="Normal" style:list-style-name="L4">
      <style:paragraph-properties fo:margin-left="0cm" fo:margin-right="0cm" fo:margin-top="0cm" fo:margin-bottom="0.427cm" loext:contextual-spacing="false" fo:text-indent="-0.543cm" style:auto-text-indent="false"/>
    </style:style>
    <style:style style:name="P128" style:family="paragraph" style:parent-style-name="Normal" style:list-style-name="L5">
      <style:paragraph-properties fo:margin-left="0cm" fo:margin-right="-0.012cm" fo:margin-top="0cm" fo:margin-bottom="0.194cm" loext:contextual-spacing="false" fo:text-indent="-0.543cm" style:auto-text-indent="false"/>
    </style:style>
    <style:style style:name="P129" style:family="paragraph" style:parent-style-name="Normal" style:list-style-name="L5">
      <style:paragraph-properties fo:margin-left="0cm" fo:margin-right="-0.012cm" fo:margin-top="0cm" fo:margin-bottom="0.113cm" loext:contextual-spacing="false" fo:line-height="107%" fo:text-indent="-0.543cm" style:auto-text-indent="false"/>
    </style:style>
    <style:style style:name="P130" style:family="paragraph" style:parent-style-name="Normal" style:list-style-name="L6">
      <style:paragraph-properties fo:margin-left="0cm" fo:margin-right="0cm" fo:text-indent="-0.436cm" style:auto-text-indent="false"/>
    </style:style>
    <style:style style:name="P131" style:family="paragraph" style:parent-style-name="Normal" style:list-style-name="L6">
      <style:paragraph-properties fo:margin-left="0cm" fo:margin-right="0cm" fo:text-indent="-0.436cm" style:auto-text-indent="false"/>
      <style:text-properties fo:language="fr" fo:country="FR"/>
    </style:style>
    <style:style style:name="P132" style:family="paragraph" style:parent-style-name="Normal">
      <style:paragraph-properties fo:margin-left="0.63cm" fo:margin-right="0cm" fo:text-indent="0cm" style:auto-text-indent="false"/>
    </style:style>
    <style:style style:name="P133" style:family="paragraph" style:parent-style-name="Normal">
      <style:paragraph-properties fo:margin-left="-0.016cm" fo:margin-right="0cm" fo:text-indent="0.619cm" style:auto-text-indent="false">
        <style:tab-stops/>
      </style:paragraph-properties>
      <style:text-properties fo:language="fr" fo:country="FR"/>
    </style:style>
    <style:style style:name="P134" style:family="paragraph" style:parent-style-name="Normal">
      <style:paragraph-properties fo:margin-left="-0.016cm" fo:margin-right="0cm" fo:margin-top="0cm" fo:margin-bottom="0.796cm" loext:contextual-spacing="false" fo:text-indent="0.619cm" style:auto-text-indent="false">
        <style:tab-stops/>
      </style:paragraph-properties>
      <style:text-properties fo:language="fr" fo:country="FR"/>
    </style:style>
    <style:style style:name="P135" style:family="paragraph" style:parent-style-name="Normal">
      <style:paragraph-properties fo:margin-left="-0.016cm" fo:margin-right="0cm" fo:margin-top="0cm" fo:margin-bottom="0.766cm" loext:contextual-spacing="false" fo:text-indent="0.619cm" style:auto-text-indent="false">
        <style:tab-stops/>
      </style:paragraph-properties>
      <style:text-properties fo:language="fr" fo:country="FR"/>
    </style:style>
    <style:style style:name="P136" style:family="paragraph" style:parent-style-name="Normal">
      <style:paragraph-properties fo:margin-left="-0.016cm" fo:margin-right="0cm" fo:margin-top="0cm" fo:margin-bottom="0.092cm" loext:contextual-spacing="false" fo:text-indent="0.619cm" style:auto-text-indent="false">
        <style:tab-stops/>
      </style:paragraph-properties>
      <style:text-properties officeooo:paragraph-rsid="001892f4"/>
    </style:style>
    <style:style style:name="P137" style:family="paragraph" style:parent-style-name="Normal">
      <style:paragraph-properties fo:margin-left="3.18cm" fo:margin-right="0cm" fo:margin-top="0cm" fo:margin-bottom="0cm" loext:contextual-spacing="false" fo:line-height="107%" fo:text-align="start" style:justify-single-word="false" fo:text-indent="0cm" style:auto-text-indent="false">
        <style:tab-stops/>
      </style:paragraph-properties>
      <style:text-properties fo:language="fr" fo:country="FR"/>
    </style:style>
    <style:style style:name="P138" style:family="paragraph" style:parent-style-name="Normal">
      <style:paragraph-properties fo:margin-left="0.028cm" fo:margin-right="0.037cm" fo:margin-top="0cm" fo:margin-bottom="0.489cm" loext:contextual-spacing="false" fo:line-height="107%" fo:text-align="center" style:justify-single-word="false" fo:text-indent="0cm" style:auto-text-indent="false">
        <style:tab-stops/>
      </style:paragraph-properties>
      <style:text-properties fo:language="fr" fo:country="FR"/>
    </style:style>
    <style:style style:name="P139" style:family="paragraph" style:parent-style-name="Normal">
      <style:paragraph-properties fo:margin-left="5.124cm" fo:margin-right="0cm" fo:margin-top="0cm" fo:margin-bottom="0cm" loext:contextual-spacing="false" fo:line-height="107%" fo:text-align="center" style:justify-single-word="false" fo:text-indent="0cm" style:auto-text-indent="false">
        <style:tab-stops/>
      </style:paragraph-properties>
      <style:text-properties fo:language="fr" fo:country="FR"/>
    </style:style>
    <style:style style:name="P140" style:family="paragraph" style:parent-style-name="Normal">
      <style:paragraph-properties fo:margin-left="1.84cm" fo:margin-right="0cm" fo:margin-top="0cm" fo:margin-bottom="0.526cm" loext:contextual-spacing="false" fo:line-height="107%" fo:text-align="start" style:justify-single-word="false" fo:text-indent="0cm" style:auto-text-indent="false">
        <style:tab-stops/>
      </style:paragraph-properties>
      <style:text-properties fo:language="fr" fo:country="FR"/>
    </style:style>
    <style:style style:name="P141" style:family="paragraph" style:parent-style-name="Normal">
      <style:paragraph-properties fo:margin-top="0cm" fo:margin-bottom="0.455cm" loext:contextual-spacing="false"/>
      <style:text-properties fo:language="fr" fo:country="FR"/>
    </style:style>
    <style:style style:name="P142" style:family="paragraph" style:parent-style-name="Normal">
      <style:paragraph-properties fo:margin-left="0cm" fo:margin-right="0.049cm" fo:margin-top="0cm" fo:margin-bottom="0cm" loext:contextual-spacing="false" fo:line-height="107%" fo:text-align="center" style:justify-single-word="false" fo:text-indent="0cm" style:auto-text-indent="false">
        <style:tab-stops/>
      </style:paragraph-properties>
      <style:text-properties fo:language="fr" fo:country="FR"/>
    </style:style>
    <style:style style:name="P143" style:family="paragraph" style:parent-style-name="Normal">
      <style:paragraph-properties fo:margin-left="0cm" fo:margin-right="0.049cm" fo:margin-top="0cm" fo:margin-bottom="0.318cm" loext:contextual-spacing="false" fo:line-height="107%" fo:text-align="center" style:justify-single-word="false" fo:text-indent="0cm" style:auto-text-indent="false">
        <style:tab-stops/>
      </style:paragraph-properties>
      <style:text-properties fo:language="fr" fo:country="FR"/>
    </style:style>
    <style:style style:name="P144" style:family="paragraph" style:parent-style-name="Normal">
      <style:paragraph-properties fo:margin-left="0cm" fo:margin-right="0.049cm" fo:margin-top="0cm" fo:margin-bottom="0.018cm" loext:contextual-spacing="false" fo:line-height="107%" fo:text-align="center" style:justify-single-word="false" fo:text-indent="0cm" style:auto-text-indent="false">
        <style:tab-stops/>
      </style:paragraph-properties>
      <style:text-properties fo:language="fr" fo:country="FR"/>
    </style:style>
    <style:style style:name="P145" style:family="paragraph" style:parent-style-name="Normal">
      <style:paragraph-properties fo:margin-left="0.854cm" fo:margin-right="0cm" fo:margin-top="0cm" fo:margin-bottom="0.185cm" loext:contextual-spacing="false" fo:line-height="107%" fo:text-align="center" style:justify-single-word="false" fo:text-indent="0cm" style:auto-text-indent="false">
        <style:tab-stops/>
      </style:paragraph-properties>
      <style:text-properties fo:language="fr" fo:country="FR"/>
    </style:style>
    <style:style style:name="P146" style:family="paragraph" style:parent-style-name="Normal">
      <style:paragraph-properties fo:margin-left="0.854cm" fo:margin-right="0cm" fo:margin-top="0cm" fo:margin-bottom="0cm" loext:contextual-spacing="false" fo:line-height="107%" fo:text-align="center" style:justify-single-word="false" fo:text-indent="0cm" style:auto-text-indent="false">
        <style:tab-stops/>
      </style:paragraph-properties>
      <style:text-properties fo:language="fr" fo:country="FR"/>
    </style:style>
    <style:style style:name="P147" style:family="paragraph" style:parent-style-name="Normal">
      <style:paragraph-properties fo:margin-left="0.321cm" fo:margin-right="0cm" fo:margin-top="0cm" fo:margin-bottom="0cm" loext:contextual-spacing="false" fo:line-height="107%" fo:text-align="center" style:justify-single-word="false" fo:text-indent="0cm" style:auto-text-indent="false">
        <style:tab-stops/>
      </style:paragraph-properties>
      <style:text-properties fo:language="fr" fo:country="FR"/>
    </style:style>
    <style:style style:name="P148" style:family="paragraph" style:parent-style-name="Normal">
      <style:paragraph-properties fo:margin-left="0.836cm" fo:margin-right="0cm" fo:margin-top="0cm" fo:margin-bottom="0cm" loext:contextual-spacing="false" fo:line-height="90%" fo:text-align="start" style:justify-single-word="false" fo:text-indent="0cm" style:auto-text-indent="false">
        <style:tab-stops/>
      </style:paragraph-properties>
      <style:text-properties fo:language="fr" fo:country="FR"/>
    </style:style>
    <style:style style:name="P149" style:family="paragraph" style:parent-style-name="Normal">
      <style:paragraph-properties fo:margin-left="0.275cm" fo:margin-right="0cm" fo:margin-top="0cm" fo:margin-bottom="0cm" loext:contextual-spacing="false" fo:line-height="107%" fo:text-align="center" style:justify-single-word="false" fo:text-indent="0cm" style:auto-text-indent="false">
        <style:tab-stops/>
      </style:paragraph-properties>
      <style:text-properties fo:language="fr" fo:country="FR"/>
    </style:style>
    <style:style style:name="P150" style:family="paragraph" style:parent-style-name="Normal">
      <style:paragraph-properties fo:margin-left="0.164cm" fo:margin-right="0.309cm" fo:margin-top="0cm" fo:margin-bottom="0.009cm" loext:contextual-spacing="false" fo:line-height="112%" fo:text-align="start" style:justify-single-word="false" fo:text-indent="0cm" style:auto-text-indent="false">
        <style:tab-stops/>
      </style:paragraph-properties>
      <style:text-properties fo:language="fr" fo:country="FR"/>
    </style:style>
    <style:style style:name="P151" style:family="paragraph" style:parent-style-name="Normal">
      <style:paragraph-properties fo:margin-left="0cm" fo:margin-right="0cm" fo:margin-top="0cm" fo:margin-bottom="0.023cm" loext:contextual-spacing="false" fo:line-height="107%" fo:text-align="start" style:justify-single-word="false" fo:text-indent="0cm" style:auto-text-indent="false">
        <style:tab-stops/>
      </style:paragraph-properties>
      <style:text-properties fo:language="fr" fo:country="FR"/>
    </style:style>
    <style:style style:name="P152" style:family="paragraph" style:parent-style-name="Normal">
      <style:paragraph-properties fo:margin-left="0cm" fo:margin-right="0cm" fo:margin-top="0cm" fo:margin-bottom="0.032cm" loext:contextual-spacing="false" fo:line-height="107%" fo:text-align="start" style:justify-single-word="false" fo:text-indent="0cm" style:auto-text-indent="false">
        <style:tab-stops/>
      </style:paragraph-properties>
      <style:text-properties fo:language="fr" fo:country="FR"/>
    </style:style>
    <style:style style:name="P153" style:family="paragraph" style:parent-style-name="Normal">
      <style:paragraph-properties fo:margin-left="0.164cm" fo:margin-right="0cm" fo:margin-top="0cm" fo:margin-bottom="0.164cm" loext:contextual-spacing="false" fo:line-height="107%" fo:text-align="start" style:justify-single-word="false" fo:text-indent="0cm" style:auto-text-indent="false">
        <style:tab-stops/>
      </style:paragraph-properties>
      <style:text-properties fo:language="fr" fo:country="FR"/>
    </style:style>
    <style:style style:name="P154" style:family="paragraph" style:parent-style-name="Normal">
      <style:paragraph-properties fo:margin-left="0.164cm" fo:margin-right="0cm" fo:margin-top="0cm" fo:margin-bottom="0cm" loext:contextual-spacing="false" fo:line-height="107%" fo:text-align="start" style:justify-single-word="false" fo:text-indent="0cm" style:auto-text-indent="false">
        <style:tab-stops/>
      </style:paragraph-properties>
      <style:text-properties fo:language="fr" fo:country="FR"/>
    </style:style>
    <style:style style:name="P155" style:family="paragraph" style:parent-style-name="Normal">
      <style:paragraph-properties fo:margin-left="0.21cm" fo:margin-right="0cm" fo:margin-top="0cm" fo:margin-bottom="0.303cm" loext:contextual-spacing="false" fo:line-height="107%" fo:text-align="start" style:justify-single-word="false" fo:text-indent="0cm" style:auto-text-indent="false">
        <style:tab-stops/>
      </style:paragraph-properties>
      <style:text-properties fo:language="fr" fo:country="FR"/>
    </style:style>
    <style:style style:name="P156" style:family="paragraph" style:parent-style-name="Normal">
      <style:paragraph-properties fo:margin-left="0cm" fo:margin-right="0.185cm" fo:margin-top="0cm" fo:margin-bottom="0cm" loext:contextual-spacing="false" fo:line-height="107%" fo:text-align="end" style:justify-single-word="false" fo:text-indent="0cm" style:auto-text-indent="false">
        <style:tab-stops/>
      </style:paragraph-properties>
      <style:text-properties fo:language="fr" fo:country="FR"/>
    </style:style>
    <style:style style:name="T1" style:family="text">
      <style:text-properties fo:font-size="25pt" fo:font-weight="bold" style:font-size-asian="25pt" style:font-weight-asian="bold"/>
    </style:style>
    <style:style style:name="T2" style:family="text">
      <style:text-properties fo:font-size="25pt" fo:language="fr" fo:country="FR" fo:font-weight="bold" style:font-size-asian="25pt" style:font-weight-asian="bold"/>
    </style:style>
    <style:style style:name="T3" style:family="text">
      <style:text-properties fo:font-size="6pt" style:font-size-asian="6pt"/>
    </style:style>
    <style:style style:name="T4" style:family="text">
      <style:text-properties fo:font-size="6pt" fo:language="fr" fo:country="FR" style:font-size-asian="6pt"/>
    </style:style>
    <style:style style:name="T5" style:family="text">
      <style:text-properties fo:font-style="italic" style:font-style-asian="italic"/>
    </style:style>
    <style:style style:name="T6" style:family="text">
      <style:text-properties style:text-position="sub 67%"/>
    </style:style>
    <style:style style:name="T7" style:family="text">
      <style:text-properties style:text-position="sub 67%" fo:font-style="italic" style:font-style-asian="italic"/>
    </style:style>
    <style:style style:name="T8" style:family="text">
      <style:text-properties style:text-position="sub 67%" fo:font-size="9pt" style:font-size-asian="9pt"/>
    </style:style>
    <style:style style:name="T9" style:family="text">
      <style:text-properties style:text-position="sub 67%" fo:font-size="9pt" fo:font-style="italic" style:font-size-asian="9pt" style:font-style-asian="italic"/>
    </style:style>
    <style:style style:name="T10" style:family="text">
      <style:text-properties style:text-position="sub 67%" fo:font-size="9pt" fo:language="fr" fo:country="FR" style:font-size-asian="9pt"/>
    </style:style>
    <style:style style:name="T11" style:family="text">
      <style:text-properties style:text-position="sub 67%" fo:font-size="9pt" fo:language="fr" fo:country="FR" fo:font-style="italic" style:font-size-asian="9pt" style:font-style-asian="italic"/>
    </style:style>
    <style:style style:name="T12" style:family="text">
      <style:text-properties style:text-position="sub 67%" fo:language="fr" fo:country="FR"/>
    </style:style>
    <style:style style:name="T13" style:family="text">
      <style:text-properties style:text-position="sub 67%" fo:language="fr" fo:country="FR" fo:font-style="italic" style:font-style-asian="italic"/>
    </style:style>
    <style:style style:name="T14" style:family="text">
      <style:text-properties style:font-name="Calibri" style:font-name-asian="Calibri" style:font-name-complex="Calibri"/>
    </style:style>
    <style:style style:name="T15" style:family="text">
      <style:text-properties style:font-name="Calibri" fo:font-size="11pt" style:font-name-asian="Calibri" style:font-size-asian="11pt" style:font-name-complex="Calibri"/>
    </style:style>
    <style:style style:name="T16" style:family="text">
      <style:text-properties style:font-name="Calibri" fo:font-size="11pt" fo:language="fr" fo:country="FR" style:font-name-asian="Calibri" style:font-size-asian="11pt" style:font-name-complex="Calibri"/>
    </style:style>
    <style:style style:name="T17" style:family="text">
      <style:text-properties style:font-name="Calibri" fo:font-size="8pt" style:font-name-asian="Calibri" style:font-size-asian="8pt" style:font-name-complex="Calibri"/>
    </style:style>
    <style:style style:name="T18" style:family="text">
      <style:text-properties style:font-name="Calibri" fo:font-size="8pt" fo:language="fr" fo:country="FR" style:font-name-asian="Calibri" style:font-size-asian="8pt" style:font-name-complex="Calibri"/>
    </style:style>
    <style:style style:name="T19" style:family="text">
      <style:text-properties style:font-name="Calibri" fo:language="fr" fo:country="FR" style:font-name-asian="Calibri" style:font-name-complex="Calibri"/>
    </style:style>
    <style:style style:name="T20" style:family="text">
      <style:text-properties style:text-position="super 67%"/>
    </style:style>
    <style:style style:name="T21" style:family="text">
      <style:text-properties style:text-position="super 67%" fo:font-style="italic" style:font-style-asian="italic"/>
    </style:style>
    <style:style style:name="T22" style:family="text">
      <style:text-properties style:text-position="super 67%" style:font-name="Calibri" style:font-name-asian="Calibri" style:font-name-complex="Calibri"/>
    </style:style>
    <style:style style:name="T23" style:family="text">
      <style:text-properties style:text-position="super 67%" style:font-name="Calibri" fo:language="fr" fo:country="FR" style:font-name-asian="Calibri" style:font-name-complex="Calibri"/>
    </style:style>
    <style:style style:name="T24" style:family="text">
      <style:text-properties style:text-position="super 67%" fo:font-size="9pt" fo:font-style="italic" style:font-size-asian="9pt" style:font-style-asian="italic"/>
    </style:style>
    <style:style style:name="T25" style:family="text">
      <style:text-properties style:text-position="super 67%" fo:font-size="9pt" fo:language="fr" fo:country="FR" fo:font-style="italic" style:font-size-asian="9pt" style:font-style-asian="italic"/>
    </style:style>
    <style:style style:name="T26" style:family="text">
      <style:text-properties style:text-position="super 67%" fo:language="fr" fo:country="FR"/>
    </style:style>
    <style:style style:name="T27" style:family="text">
      <style:text-properties style:text-position="super 67%" fo:language="fr" fo:country="FR" fo:font-style="italic" style:font-style-asian="italic"/>
    </style:style>
    <style:style style:name="T28" style:family="text">
      <style:text-properties style:text-position="super 65%" fo:font-size="18.5pt" style:font-size-asian="18.5pt"/>
    </style:style>
    <style:style style:name="T29" style:family="text">
      <style:text-properties style:text-position="super 65%" fo:font-size="18.5pt" fo:language="fr" fo:country="FR" style:font-size-asian="18.5pt"/>
    </style:style>
    <style:style style:name="T30" style:family="text">
      <style:text-properties fo:font-weight="bold" style:font-weight-asian="bold"/>
    </style:style>
    <style:style style:name="T31" style:family="text">
      <style:text-properties fo:font-size="8pt" fo:font-style="italic" style:font-size-asian="8pt" style:font-style-asian="italic"/>
    </style:style>
    <style:style style:name="T32" style:family="text">
      <style:text-properties fo:font-size="8pt" style:font-size-asian="8pt"/>
    </style:style>
    <style:style style:name="T33" style:family="text">
      <style:text-properties fo:font-size="8pt" fo:language="fr" fo:country="FR" fo:font-style="italic" style:font-size-asian="8pt" style:font-style-asian="italic"/>
    </style:style>
    <style:style style:name="T34" style:family="text">
      <style:text-properties fo:font-size="8pt" fo:language="fr" fo:country="FR" style:font-size-asian="8pt"/>
    </style:style>
    <style:style style:name="T35" style:family="text">
      <style:text-properties officeooo:rsid="0017b61a"/>
    </style:style>
    <style:style style:name="T36" style:family="text">
      <style:text-properties fo:language="fr" fo:country="FR"/>
    </style:style>
    <style:style style:name="T37" style:family="text">
      <style:text-properties fo:language="fr" fo:country="FR" officeooo:rsid="0017b61a"/>
    </style:style>
    <style:style style:name="T38" style:family="text">
      <style:text-properties fo:language="fr" fo:country="FR" fo:font-style="italic" style:font-style-asian="italic"/>
    </style:style>
    <style:style style:name="T39" style:family="text">
      <style:text-properties fo:language="fr" fo:country="FR" fo:font-weight="bold" style:font-weight-asian="bold"/>
    </style:style>
    <style:style style:name="T40" style:family="text">
      <style:text-properties fo:language="fr" fo:country="FR" fo:font-weight="bold" officeooo:rsid="001892f4" style:font-weight-asian="bold"/>
    </style:style>
    <style:style style:name="T41" style:family="text">
      <style:text-properties fo:language="fr" fo:country="FR" officeooo:rsid="001892f4"/>
    </style:style>
    <style:style style:name="T42" style:family="text">
      <style:text-properties officeooo:rsid="001892f4"/>
    </style:style>
    <text:list-style style:name="L1">
      <text:list-level-style-bullet text:level="1" text:style-name="WW_5f_CharLFO1LVL1" text:bullet-char="•">
        <style:list-level-properties text:list-level-position-and-space-mode="label-alignment">
          <style:list-level-label-alignment text:label-followed-by="listtab" fo:margin-left="1.249cm"/>
        </style:list-level-properties>
        <style:text-properties style:font-name="Cambria"/>
      </text:list-level-style-bullet>
      <text:list-level-style-bullet text:level="2" text:style-name="WW_5f_CharLFO1LVL2" text:bullet-char="o">
        <style:list-level-properties text:list-level-position-and-space-mode="label-alignment">
          <style:list-level-label-alignment text:label-followed-by="listtab" fo:margin-left="2.803cm"/>
        </style:list-level-properties>
        <style:text-properties style:font-name="Cambria"/>
      </text:list-level-style-bullet>
      <text:list-level-style-bullet text:level="3" text:style-name="WW_5f_CharLFO1LVL3" text:bullet-char="▪">
        <style:list-level-properties text:list-level-position-and-space-mode="label-alignment">
          <style:list-level-label-alignment text:label-followed-by="listtab" fo:margin-left="4.073cm"/>
        </style:list-level-properties>
        <style:text-properties style:font-name="Cambria"/>
      </text:list-level-style-bullet>
      <text:list-level-style-bullet text:level="4" text:style-name="WW_5f_CharLFO1LVL4" text:bullet-char="•">
        <style:list-level-properties text:list-level-position-and-space-mode="label-alignment">
          <style:list-level-label-alignment text:label-followed-by="listtab" fo:margin-left="5.343cm"/>
        </style:list-level-properties>
        <style:text-properties style:font-name="Cambria"/>
      </text:list-level-style-bullet>
      <text:list-level-style-bullet text:level="5" text:style-name="WW_5f_CharLFO1LVL5" text:bullet-char="o">
        <style:list-level-properties text:list-level-position-and-space-mode="label-alignment">
          <style:list-level-label-alignment text:label-followed-by="listtab" fo:margin-left="6.613cm"/>
        </style:list-level-properties>
        <style:text-properties style:font-name="Cambria"/>
      </text:list-level-style-bullet>
      <text:list-level-style-bullet text:level="6" text:style-name="WW_5f_CharLFO1LVL6" text:bullet-char="▪">
        <style:list-level-properties text:list-level-position-and-space-mode="label-alignment">
          <style:list-level-label-alignment text:label-followed-by="listtab" fo:margin-left="7.883cm"/>
        </style:list-level-properties>
        <style:text-properties style:font-name="Cambria"/>
      </text:list-level-style-bullet>
      <text:list-level-style-bullet text:level="7" text:style-name="WW_5f_CharLFO1LVL7" text:bullet-char="•">
        <style:list-level-properties text:list-level-position-and-space-mode="label-alignment">
          <style:list-level-label-alignment text:label-followed-by="listtab" fo:margin-left="9.153cm"/>
        </style:list-level-properties>
        <style:text-properties style:font-name="Cambria"/>
      </text:list-level-style-bullet>
      <text:list-level-style-bullet text:level="8" text:style-name="WW_5f_CharLFO1LVL8" text:bullet-char="o">
        <style:list-level-properties text:list-level-position-and-space-mode="label-alignment">
          <style:list-level-label-alignment text:label-followed-by="listtab" fo:margin-left="10.423cm"/>
        </style:list-level-properties>
        <style:text-properties style:font-name="Cambria"/>
      </text:list-level-style-bullet>
      <text:list-level-style-bullet text:level="9" text:style-name="WW_5f_CharLFO1LVL9" text:bullet-char="▪">
        <style:list-level-properties text:list-level-position-and-space-mode="label-alignment">
          <style:list-level-label-alignment text:label-followed-by="listtab" fo:margin-left="11.693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1.249cm"/>
        </style:list-level-properties>
        <style:text-properties style:font-name="Cambria"/>
      </text:list-level-style-bullet>
      <text:list-level-style-bullet text:level="2" text:style-name="WW_5f_CharLFO2LVL2" text:bullet-char="o">
        <style:list-level-properties text:list-level-position-and-space-mode="label-alignment">
          <style:list-level-label-alignment text:label-followed-by="listtab" fo:margin-left="2.803cm"/>
        </style:list-level-properties>
        <style:text-properties style:font-name="Cambria"/>
      </text:list-level-style-bullet>
      <text:list-level-style-bullet text:level="3" text:style-name="WW_5f_CharLFO2LVL3" text:bullet-char="▪">
        <style:list-level-properties text:list-level-position-and-space-mode="label-alignment">
          <style:list-level-label-alignment text:label-followed-by="listtab" fo:margin-left="4.073cm"/>
        </style:list-level-properties>
        <style:text-properties style:font-name="Cambria"/>
      </text:list-level-style-bullet>
      <text:list-level-style-bullet text:level="4" text:style-name="WW_5f_CharLFO2LVL4" text:bullet-char="•">
        <style:list-level-properties text:list-level-position-and-space-mode="label-alignment">
          <style:list-level-label-alignment text:label-followed-by="listtab" fo:margin-left="5.343cm"/>
        </style:list-level-properties>
        <style:text-properties style:font-name="Cambria"/>
      </text:list-level-style-bullet>
      <text:list-level-style-bullet text:level="5" text:style-name="WW_5f_CharLFO2LVL5" text:bullet-char="o">
        <style:list-level-properties text:list-level-position-and-space-mode="label-alignment">
          <style:list-level-label-alignment text:label-followed-by="listtab" fo:margin-left="6.613cm"/>
        </style:list-level-properties>
        <style:text-properties style:font-name="Cambria"/>
      </text:list-level-style-bullet>
      <text:list-level-style-bullet text:level="6" text:style-name="WW_5f_CharLFO2LVL6" text:bullet-char="▪">
        <style:list-level-properties text:list-level-position-and-space-mode="label-alignment">
          <style:list-level-label-alignment text:label-followed-by="listtab" fo:margin-left="7.883cm"/>
        </style:list-level-properties>
        <style:text-properties style:font-name="Cambria"/>
      </text:list-level-style-bullet>
      <text:list-level-style-bullet text:level="7" text:style-name="WW_5f_CharLFO2LVL7" text:bullet-char="•">
        <style:list-level-properties text:list-level-position-and-space-mode="label-alignment">
          <style:list-level-label-alignment text:label-followed-by="listtab" fo:margin-left="9.153cm"/>
        </style:list-level-properties>
        <style:text-properties style:font-name="Cambria"/>
      </text:list-level-style-bullet>
      <text:list-level-style-bullet text:level="8" text:style-name="WW_5f_CharLFO2LVL8" text:bullet-char="o">
        <style:list-level-properties text:list-level-position-and-space-mode="label-alignment">
          <style:list-level-label-alignment text:label-followed-by="listtab" fo:margin-left="10.423cm"/>
        </style:list-level-properties>
        <style:text-properties style:font-name="Cambria"/>
      </text:list-level-style-bullet>
      <text:list-level-style-bullet text:level="9" text:style-name="WW_5f_CharLFO2LVL9" text:bullet-char="▪">
        <style:list-level-properties text:list-level-position-and-space-mode="label-alignment">
          <style:list-level-label-alignment text:label-followed-by="listtab" fo:margin-left="11.693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margin-left="1.249cm"/>
        </style:list-level-properties>
      </text:list-level-style-number>
      <text:list-level-style-number text:level="2" text:style-name="WW_5f_CharLFO3LVL2" style:num-format="a" style:num-letter-sync="true">
        <style:list-level-properties text:list-level-position-and-space-mode="label-alignment">
          <style:list-level-label-alignment text:label-followed-by="listtab" fo:margin-left="2.6cm"/>
        </style:list-level-properties>
      </text:list-level-style-number>
      <text:list-level-style-number text:level="3" text:style-name="WW_5f_CharLFO3LVL3" style:num-format="i">
        <style:list-level-properties text:list-level-position-and-space-mode="label-alignment">
          <style:list-level-label-alignment text:label-followed-by="listtab" fo:margin-left="3.87cm"/>
        </style:list-level-properties>
      </text:list-level-style-number>
      <text:list-level-style-number text:level="4" text:style-name="WW_5f_CharLFO3LVL4" style:num-format="1">
        <style:list-level-properties text:list-level-position-and-space-mode="label-alignment">
          <style:list-level-label-alignment text:label-followed-by="listtab" fo:margin-left="5.14cm"/>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6.41cm"/>
        </style:list-level-properties>
      </text:list-level-style-number>
      <text:list-level-style-number text:level="6" text:style-name="WW_5f_CharLFO3LVL6" style:num-format="i">
        <style:list-level-properties text:list-level-position-and-space-mode="label-alignment">
          <style:list-level-label-alignment text:label-followed-by="listtab" fo:margin-left="7.68cm"/>
        </style:list-level-properties>
      </text:list-level-style-number>
      <text:list-level-style-number text:level="7" text:style-name="WW_5f_CharLFO3LVL7" style:num-format="1">
        <style:list-level-properties text:list-level-position-and-space-mode="label-alignment">
          <style:list-level-label-alignment text:label-followed-by="listtab" fo:margin-left="8.95cm"/>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10.22cm"/>
        </style:list-level-properties>
      </text:list-level-style-number>
      <text:list-level-style-number text:level="9" text:style-name="WW_5f_CharLFO3LVL9" style:num-format="i">
        <style:list-level-properties text:list-level-position-and-space-mode="label-alignment">
          <style:list-level-label-alignment text:label-followed-by="listtab" fo:margin-left="1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margin-left="1.249cm"/>
        </style:list-level-properties>
      </text:list-level-style-number>
      <text:list-level-style-number text:level="2" text:style-name="WW_5f_CharLFO4LVL2" style:num-format="a" style:num-letter-sync="true">
        <style:list-level-properties text:list-level-position-and-space-mode="label-alignment">
          <style:list-level-label-alignment text:label-followed-by="listtab" fo:margin-left="2.6cm"/>
        </style:list-level-properties>
      </text:list-level-style-number>
      <text:list-level-style-number text:level="3" text:style-name="WW_5f_CharLFO4LVL3" style:num-format="i">
        <style:list-level-properties text:list-level-position-and-space-mode="label-alignment">
          <style:list-level-label-alignment text:label-followed-by="listtab" fo:margin-left="3.87cm"/>
        </style:list-level-properties>
      </text:list-level-style-number>
      <text:list-level-style-number text:level="4" text:style-name="WW_5f_CharLFO4LVL4" style:num-format="1">
        <style:list-level-properties text:list-level-position-and-space-mode="label-alignment">
          <style:list-level-label-alignment text:label-followed-by="listtab" fo:margin-left="5.14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6.41cm"/>
        </style:list-level-properties>
      </text:list-level-style-number>
      <text:list-level-style-number text:level="6" text:style-name="WW_5f_CharLFO4LVL6" style:num-format="i">
        <style:list-level-properties text:list-level-position-and-space-mode="label-alignment">
          <style:list-level-label-alignment text:label-followed-by="listtab" fo:margin-left="7.68cm"/>
        </style:list-level-properties>
      </text:list-level-style-number>
      <text:list-level-style-number text:level="7" text:style-name="WW_5f_CharLFO4LVL7" style:num-format="1">
        <style:list-level-properties text:list-level-position-and-space-mode="label-alignment">
          <style:list-level-label-alignment text:label-followed-by="listtab" fo:margin-left="8.95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10.22cm"/>
        </style:list-level-properties>
      </text:list-level-style-number>
      <text:list-level-style-number text:level="9" text:style-name="WW_5f_CharLFO4LVL9" style:num-format="i">
        <style:list-level-properties text:list-level-position-and-space-mode="label-alignment">
          <style:list-level-label-alignment text:label-followed-by="listtab" fo:margin-left="1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2">
        <style:list-level-properties text:list-level-position-and-space-mode="label-alignment">
          <style:list-level-label-alignment text:label-followed-by="listtab" fo:margin-left="0.896cm"/>
        </style:list-level-properties>
      </text:list-level-style-number>
      <text:list-level-style-number text:level="2" text:style-name="WW_5f_CharLFO5LVL2" style:num-format="a" style:num-letter-sync="true">
        <style:list-level-properties text:list-level-position-and-space-mode="label-alignment">
          <style:list-level-label-alignment text:label-followed-by="listtab" fo:margin-left="2.6cm"/>
        </style:list-level-properties>
      </text:list-level-style-number>
      <text:list-level-style-number text:level="3" text:style-name="WW_5f_CharLFO5LVL3" style:num-format="i">
        <style:list-level-properties text:list-level-position-and-space-mode="label-alignment">
          <style:list-level-label-alignment text:label-followed-by="listtab" fo:margin-left="3.87cm"/>
        </style:list-level-properties>
      </text:list-level-style-number>
      <text:list-level-style-number text:level="4" text:style-name="WW_5f_CharLFO5LVL4" style:num-format="1">
        <style:list-level-properties text:list-level-position-and-space-mode="label-alignment">
          <style:list-level-label-alignment text:label-followed-by="listtab" fo:margin-left="5.14cm"/>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6.41cm"/>
        </style:list-level-properties>
      </text:list-level-style-number>
      <text:list-level-style-number text:level="6" text:style-name="WW_5f_CharLFO5LVL6" style:num-format="i">
        <style:list-level-properties text:list-level-position-and-space-mode="label-alignment">
          <style:list-level-label-alignment text:label-followed-by="listtab" fo:margin-left="7.68cm"/>
        </style:list-level-properties>
      </text:list-level-style-number>
      <text:list-level-style-number text:level="7" text:style-name="WW_5f_CharLFO5LVL7" style:num-format="1">
        <style:list-level-properties text:list-level-position-and-space-mode="label-alignment">
          <style:list-level-label-alignment text:label-followed-by="listtab" fo:margin-left="8.95cm"/>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10.22cm"/>
        </style:list-level-properties>
      </text:list-level-style-number>
      <text:list-level-style-number text:level="9" text:style-name="WW_5f_CharLFO5LVL9" style:num-format="i">
        <style:list-level-properties text:list-level-position-and-space-mode="label-alignment">
          <style:list-level-label-alignment text:label-followed-by="listtab" fo:margin-left="1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
        <style:list-level-properties text:list-level-position-and-space-mode="label-alignment">
          <style:list-level-label-alignment text:label-followed-by="listtab" fo:margin-left="0.436cm"/>
        </style:list-level-properties>
      </text:list-level-style-number>
      <text:list-level-style-bullet text:level="2" text:style-name="WW_5f_CharLFO6LVL2" text:bullet-char="•">
        <style:list-level-properties text:list-level-position-and-space-mode="label-alignment">
          <style:list-level-label-alignment text:label-followed-by="listtab" fo:margin-left="1.249cm"/>
        </style:list-level-properties>
        <style:text-properties style:font-name="Cambria"/>
      </text:list-level-style-bullet>
      <text:list-level-style-bullet text:level="3" text:style-name="WW_5f_CharLFO6LVL3" text:bullet-char="▪">
        <style:list-level-properties text:list-level-position-and-space-mode="label-alignment">
          <style:list-level-label-alignment text:label-followed-by="listtab" fo:margin-left="2.803cm"/>
        </style:list-level-properties>
        <style:text-properties style:font-name="Cambria"/>
      </text:list-level-style-bullet>
      <text:list-level-style-bullet text:level="4" text:style-name="WW_5f_CharLFO6LVL4" text:bullet-char="•">
        <style:list-level-properties text:list-level-position-and-space-mode="label-alignment">
          <style:list-level-label-alignment text:label-followed-by="listtab" fo:margin-left="4.073cm"/>
        </style:list-level-properties>
        <style:text-properties style:font-name="Cambria"/>
      </text:list-level-style-bullet>
      <text:list-level-style-bullet text:level="5" text:style-name="WW_5f_CharLFO6LVL5" text:bullet-char="o">
        <style:list-level-properties text:list-level-position-and-space-mode="label-alignment">
          <style:list-level-label-alignment text:label-followed-by="listtab" fo:margin-left="5.343cm"/>
        </style:list-level-properties>
        <style:text-properties style:font-name="Cambria"/>
      </text:list-level-style-bullet>
      <text:list-level-style-bullet text:level="6" text:style-name="WW_5f_CharLFO6LVL6" text:bullet-char="▪">
        <style:list-level-properties text:list-level-position-and-space-mode="label-alignment">
          <style:list-level-label-alignment text:label-followed-by="listtab" fo:margin-left="6.613cm"/>
        </style:list-level-properties>
        <style:text-properties style:font-name="Cambria"/>
      </text:list-level-style-bullet>
      <text:list-level-style-bullet text:level="7" text:style-name="WW_5f_CharLFO6LVL7" text:bullet-char="•">
        <style:list-level-properties text:list-level-position-and-space-mode="label-alignment">
          <style:list-level-label-alignment text:label-followed-by="listtab" fo:margin-left="7.883cm"/>
        </style:list-level-properties>
        <style:text-properties style:font-name="Cambria"/>
      </text:list-level-style-bullet>
      <text:list-level-style-bullet text:level="8" text:style-name="WW_5f_CharLFO6LVL8" text:bullet-char="o">
        <style:list-level-properties text:list-level-position-and-space-mode="label-alignment">
          <style:list-level-label-alignment text:label-followed-by="listtab" fo:margin-left="9.153cm"/>
        </style:list-level-properties>
        <style:text-properties style:font-name="Cambria"/>
      </text:list-level-style-bullet>
      <text:list-level-style-bullet text:level="9" text:style-name="WW_5f_CharLFO6LVL9" text:bullet-char="▪">
        <style:list-level-properties text:list-level-position-and-space-mode="label-alignment">
          <style:list-level-label-alignment text:label-followed-by="listtab" fo:margin-left="10.423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margin-left="1.249cm"/>
        </style:list-level-properties>
        <style:text-properties style:font-name="Cambria"/>
      </text:list-level-style-bullet>
      <text:list-level-style-bullet text:level="2" text:style-name="WW_5f_CharLFO7LVL2" text:bullet-char="o">
        <style:list-level-properties text:list-level-position-and-space-mode="label-alignment">
          <style:list-level-label-alignment text:label-followed-by="listtab" fo:margin-left="2.161cm"/>
        </style:list-level-properties>
        <style:text-properties style:font-name="Cambria"/>
      </text:list-level-style-bullet>
      <text:list-level-style-bullet text:level="3" text:style-name="WW_5f_CharLFO7LVL3" text:bullet-char="▪">
        <style:list-level-properties text:list-level-position-and-space-mode="label-alignment">
          <style:list-level-label-alignment text:label-followed-by="listtab" fo:margin-left="3.431cm"/>
        </style:list-level-properties>
        <style:text-properties style:font-name="Cambria"/>
      </text:list-level-style-bullet>
      <text:list-level-style-bullet text:level="4" text:style-name="WW_5f_CharLFO7LVL4" text:bullet-char="•">
        <style:list-level-properties text:list-level-position-and-space-mode="label-alignment">
          <style:list-level-label-alignment text:label-followed-by="listtab" fo:margin-left="4.701cm"/>
        </style:list-level-properties>
        <style:text-properties style:font-name="Cambria"/>
      </text:list-level-style-bullet>
      <text:list-level-style-bullet text:level="5" text:style-name="WW_5f_CharLFO7LVL5" text:bullet-char="o">
        <style:list-level-properties text:list-level-position-and-space-mode="label-alignment">
          <style:list-level-label-alignment text:label-followed-by="listtab" fo:margin-left="5.971cm"/>
        </style:list-level-properties>
        <style:text-properties style:font-name="Cambria"/>
      </text:list-level-style-bullet>
      <text:list-level-style-bullet text:level="6" text:style-name="WW_5f_CharLFO7LVL6" text:bullet-char="▪">
        <style:list-level-properties text:list-level-position-and-space-mode="label-alignment">
          <style:list-level-label-alignment text:label-followed-by="listtab" fo:margin-left="7.241cm"/>
        </style:list-level-properties>
        <style:text-properties style:font-name="Cambria"/>
      </text:list-level-style-bullet>
      <text:list-level-style-bullet text:level="7" text:style-name="WW_5f_CharLFO7LVL7" text:bullet-char="•">
        <style:list-level-properties text:list-level-position-and-space-mode="label-alignment">
          <style:list-level-label-alignment text:label-followed-by="listtab" fo:margin-left="8.511cm"/>
        </style:list-level-properties>
        <style:text-properties style:font-name="Cambria"/>
      </text:list-level-style-bullet>
      <text:list-level-style-bullet text:level="8" text:style-name="WW_5f_CharLFO7LVL8" text:bullet-char="o">
        <style:list-level-properties text:list-level-position-and-space-mode="label-alignment">
          <style:list-level-label-alignment text:label-followed-by="listtab" fo:margin-left="9.781cm"/>
        </style:list-level-properties>
        <style:text-properties style:font-name="Cambria"/>
      </text:list-level-style-bullet>
      <text:list-level-style-bullet text:level="9" text:style-name="WW_5f_CharLFO7LVL9" text:bullet-char="▪">
        <style:list-level-properties text:list-level-position-and-space-mode="label-alignment">
          <style:list-level-label-alignment text:label-followed-by="listtab" fo:margin-left="11.051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ocumentclass[11pt, oneside]{article} </text:p>
      <text:p text:style-name="P107">% use "amsart" instead of "article" for AMSLaTeX format</text:p>
      <text:p text:style-name="P107"/>
      <text:p text:style-name="P107"/>
      <text:p text:style-name="P107">\renewcommand{\headrulewidth}{1pt}%largeur bande header</text:p>
      <text:p text:style-name="P107"><text:tab/>%------------------------------------------------</text:p>
      <text:p text:style-name="P107"><text:tab/>%<text:tab/>Packages</text:p>
      <text:p text:style-name="P107"><text:tab/>%------------------------------------------------</text:p>
      <text:p text:style-name="P107"><text:tab/></text:p>
      <text:p text:style-name="P107"><text:tab/></text:p>
      <text:p text:style-name="P107">\usepackage[utf8]{inputenc}</text:p>
      <text:p text:style-name="P107">\usepackage{tikz}</text:p>
      <text:p text:style-name="P107">\usepackage{pst-node}</text:p>
      <text:p text:style-name="P107"><text:tab/></text:p>
      <text:p text:style-name="P107">\usepackage{geometry}%permet de régler des marges <text:tab/></text:p>
      <text:p text:style-name="P107">\usepackage{graphicx}% package pour travailler sur des images</text:p>
      <text:p text:style-name="P107">\geometry{top=1.75cm, bottom=2.2cm, left=1.7cm , right=1.7cm} <text:s text:c="4"/>%Regler les marges</text:p>
      <text:p text:style-name="P107">\usepackage{fancyhdr}% en têtes et pied de pages personnalisés </text:p>
      <text:p text:style-name="P107"><text:soft-page-break/>\pagestyle{fancy}%SetFonts</text:p>
      <text:p text:style-name="P107"/>
      <text:p text:style-name="P107">\usepackage{amsmath,amssymb,amsthm} <text:s/>%packages maths <text:s text:c="3"/>amsthm: théorèmes</text:p>
      <text:p text:style-name="P107">\usepackage[fleqn]{mathtools}</text:p>
      <text:p text:style-name="P107">\usepackage[frenchb]{babel}%écrire doc en français </text:p>
      <text:p text:style-name="P107">%\usepackage[thmmarks,amsmath]{ntheorem}</text:p>
      <text:p text:style-name="P107">\usepackage{bbm}</text:p>
      <text:p text:style-name="P107">\usepackage{dsfont}</text:p>
      <text:p text:style-name="P107">\usepackage{thmtools} <text:s text:c="2"/>% theoreme </text:p>
      <text:p text:style-name="P107">\usepackage[unq]{unique}</text:p>
      <text:p text:style-name="P107">\usepackage{mathrsfs}</text:p>
      <text:p text:style-name="P107">\usepackage{xlop}%poser additions</text:p>
      <text:p text:style-name="P107">\usepackage{mathrsfs}%lettres ronde</text:p>
      <text:p text:style-name="P107">\newcommand{\bfitDelta}{\bm{\mathit{\Delta}}} %DELTA</text:p>
      <text:p text:style-name="P107">\usepackage{wrapfig,lipsum} %image coté</text:p>
      <text:p text:style-name="P107">\usepackage{subfig} %images cote à cote</text:p>
      <text:p text:style-name="P107">\usepackage{subcaption}</text:p>
      <text:p text:style-name="P107">\usepackage{mwe}</text:p>
      <text:p text:style-name="P107"><text:soft-page-break/>%\usepackage[demo]{graphicx}</text:p>
      <text:p text:style-name="P107"/>
      <text:p text:style-name="P107">\usepackage{amsmath} %fraction litterale</text:p>
      <text:p text:style-name="P107"/>
      <text:p text:style-name="P107"/>
      <text:p text:style-name="P107">\usepackage[T1]{fontenc}</text:p>
      <text:p text:style-name="P107">\usepackage{float}%gestion positionnement de l'image sur la feuille </text:p>
      <text:p text:style-name="P107">\usepackage{setspace}</text:p>
      <text:p text:style-name="P107">\usepackage{abstract}</text:p>
      <text:p text:style-name="P107">\newcommand{\HRule}{\rule{\linewidth}{0.5mm}}</text:p>
      <text:p text:style-name="P107">\usepackage{caption}</text:p>
      <text:p text:style-name="P107">\usepackage{lipsum}</text:p>
      <text:p text:style-name="P107"/>
      <text:p text:style-name="P107">%pour ajouter code python</text:p>
      <text:p text:style-name="P107">\usepackage{listings}</text:p>
      <text:p text:style-name="P107">\usepackage{xcolor}</text:p>
      <text:p text:style-name="P107"/>
      <text:p text:style-name="P107">\usepackage[framemethod=TikZ]{mdframed}%encadrement couleur</text:p>
      <text:p text:style-name="P107">\usepackage{amsthm}</text:p>
      <text:p text:style-name="P107"><text:soft-page-break/></text:p>
      <text:p text:style-name="P107"/>
      <text:p text:style-name="P107">%lien cliquable</text:p>
      <text:p text:style-name="P107">\usepackage{hyperref}</text:p>
      <text:p text:style-name="P107">\hypersetup{</text:p>
      <text:p text:style-name="P107"><text:s text:c="4"/>colorlinks=false, <text:s text:c="6"/>% false: liens encadrés; true: liens colorés</text:p>
      <text:p text:style-name="P107"><text:s text:c="4"/>linkcolor=red, <text:s text:c="9"/>% couleur des liens (ou bordures) internes</text:p>
      <text:p text:style-name="P107"><text:s text:c="4"/>citecolor=green, <text:s text:c="7"/>% couleur des liens (ou bordures) vers bilbio</text:p>
      <text:p text:style-name="P107"><text:s text:c="4"/>filecolor=magenta, <text:s text:c="5"/>% couleur des liens (ou bordures) vers fichiers</text:p>
      <text:p text:style-name="P107"><text:s text:c="4"/>urlcolor=cyan <text:s text:c="10"/>% couleur des liens (ou bordures) url</text:p>
      <text:p text:style-name="P107"><text:s text:c="4"/>}</text:p>
      <text:p text:style-name="P107"/>
      <text:p text:style-name="P107"><text:tab/>%------------------------------------------------</text:p>
      <text:p text:style-name="P107"><text:tab/>%<text:tab/>Référence</text:p>
      <text:p text:style-name="P107"><text:tab/>%------------------------------------------------</text:p>
      <text:p text:style-name="P107"/>
      <text:p text:style-name="P107"/>
      <text:p text:style-name="P107"><text:tab/>%------------------------------------------------</text:p>
      <text:p text:style-name="P107"><text:soft-page-break/><text:tab/>%<text:tab/>Incrustation de code python</text:p>
      <text:p text:style-name="P107"><text:tab/>%------------------------------------------------</text:p>
      <text:p text:style-name="P107"/>
      <text:p text:style-name="P107"/>
      <text:p text:style-name="P107">\usepackage{listings}</text:p>
      <text:p text:style-name="P107"/>
      <text:p text:style-name="P107">\definecolor{codegreen}{rgb}{0,0.6,0}</text:p>
      <text:p text:style-name="P107">\definecolor{codegray}{rgb}{0.5,0.5,0.5}</text:p>
      <text:p text:style-name="P107">\definecolor{codepurple}{rgb}{0.58,0,0.82}</text:p>
      <text:p text:style-name="P107">\definecolor{backcolour}{rgb}{0.95,0.95,0.92}</text:p>
      <text:p text:style-name="P107"/>
      <text:p text:style-name="P107">\lstdefinestyle{mystyle}{</text:p>
      <text:p text:style-name="P107"><text:s text:c="4"/>backgroundcolor=\color{backcolour}, <text:s text:c="2"/></text:p>
      <text:p text:style-name="P107"><text:s text:c="4"/>commentstyle=\color{codegreen},</text:p>
      <text:p text:style-name="P107"><text:s text:c="4"/>keywordstyle=\color{magenta},</text:p>
      <text:p text:style-name="P107"><text:s text:c="4"/>numberstyle=\tiny\color{codegray},</text:p>
      <text:p text:style-name="P107"><text:s text:c="4"/>stringstyle=\color{codepurple},</text:p>
      <text:p text:style-name="P107"><text:s text:c="4"/>basicstyle=\ttfamily\footnotesize,</text:p>
      <text:p text:style-name="P107"><text:s text:c="4"/>breakatwhitespace=false, <text:s text:c="8"/></text:p>
      <text:p text:style-name="P107"><text:soft-page-break/><text:s text:c="4"/>breaklines=true, <text:s text:c="16"/></text:p>
      <text:p text:style-name="P107"><text:s text:c="4"/>captionpos=b, <text:s text:c="19"/></text:p>
      <text:p text:style-name="P107"><text:s text:c="4"/>keepspaces=true, <text:s text:c="16"/></text:p>
      <text:p text:style-name="P107"><text:s text:c="4"/>numbers=left, <text:s text:c="19"/></text:p>
      <text:p text:style-name="P107"><text:s text:c="4"/>numbersep=5pt, <text:s text:c="17"/></text:p>
      <text:p text:style-name="P107"><text:s text:c="4"/>showspaces=false, <text:s text:c="15"/></text:p>
      <text:p text:style-name="P107"><text:s text:c="4"/>showstringspaces=false,</text:p>
      <text:p text:style-name="P107"><text:s text:c="4"/>showtabs=false, <text:s text:c="17"/></text:p>
      <text:p text:style-name="P107"><text:s text:c="4"/>tabsize=2</text:p>
      <text:p text:style-name="P107">}</text:p>
      <text:p text:style-name="P107"/>
      <text:p text:style-name="P107">\lstset{style=mystyle}</text:p>
      <text:p text:style-name="P107"/>
      <text:p text:style-name="P107"/>
      <text:p text:style-name="P107"/>
      <text:p text:style-name="P107"/>
      <text:p text:style-name="P107">% anti diagonale</text:p>
      <text:p text:style-name="P107">\def\adots{\mathinner{\mkern2mu\raise 1pt\hbox{.}\mkern 3mu\raise </text:p>
      <text:p text:style-name="P107"><text:soft-page-break/>4pt\hbox{.}\mkern1mu\raise 7pt\hbox{{.}}}}</text:p>
      <text:p text:style-name="P107"/>
      <text:p text:style-name="P107"><text:tab/></text:p>
      <text:p text:style-name="P107"><text:tab/>%------------------------------------------------</text:p>
      <text:p text:style-name="P107"><text:tab/></text:p>
      <text:p text:style-name="P107">%SetFonts</text:p>
      <text:p text:style-name="P107">\def\restriction#1#2{\mathchoice</text:p>
      <text:p text:style-name="P107"><text:s text:c="14"/>{\setbox1\hbox{${\displaystyle #1}_{\scriptstyle #2}$}</text:p>
      <text:p text:style-name="P107"><text:s text:c="14"/>\restrictionaux{#1}{#2}}</text:p>
      <text:p text:style-name="P107"><text:s text:c="14"/>{\setbox1\hbox{${\textstyle #1}_{\scriptstyle #2}$}</text:p>
      <text:p text:style-name="P107"><text:s text:c="14"/>\restrictionaux{#1}{#2}}</text:p>
      <text:p text:style-name="P107"><text:s text:c="14"/>{\setbox1\hbox{${\scriptstyle #1}_{\scriptscriptstyle #2}$}</text:p>
      <text:p text:style-name="P107"><text:s text:c="14"/>\restrictionaux{#1}{#2}}</text:p>
      <text:p text:style-name="P107"><text:s text:c="14"/>{\setbox1\hbox{${\scriptscriptstyle #1}_{\scriptscriptstyle #2}$}</text:p>
      <text:p text:style-name="P107"><text:s text:c="14"/>\restrictionaux{#1}{#2}}}</text:p>
      <text:p text:style-name="P107">\def\restrictionaux#1#2{{#1\,\smash{\vrule height .8\ht1 depth .85\dp1}}_{\,#2}} </text:p>
      <text:p text:style-name="P107"/>
      <text:p text:style-name="P107"><text:soft-page-break/>%\bibliographystyle{plain}</text:p>
      <text:p text:style-name="P107"/>
      <text:p text:style-name="P107"><text:tab/>%------------------------------------------------</text:p>
      <text:p text:style-name="P107"><text:tab/>%<text:tab/>theoreme, exemple, preuve, definition etc....</text:p>
      <text:p text:style-name="P107"><text:tab/>%------------------------------------------------</text:p>
      <text:p text:style-name="P107">\usepackage[framemethod=TikZ]{mdframed}</text:p>
      <text:p text:style-name="P107"/>
      <text:p text:style-name="P107">\newtheorem{definition}{Définition}[section]</text:p>
      <text:p text:style-name="P107">\newtheorem{prop}{Proposition}[section]</text:p>
      <text:p text:style-name="P107">\newtheorem{cor}{Corollaire}[section]</text:p>
      <text:p text:style-name="P107">%\newtheorem{theo}{Théorème}[section]</text:p>
      <text:p text:style-name="P107">%\newtheorem{Proof}{Preuve}[section]</text:p>
      <text:p text:style-name="P107"/>
      <text:p text:style-name="P107"><text:tab/>%------------------------------------------------</text:p>
      <text:p text:style-name="P107"><text:tab/>%<text:tab/>ENCADREMENT COULEUR : THEO, LEMME, PREUVE</text:p>
      <text:p text:style-name="P107"><text:tab/>%------------------------------------------------</text:p>
      <text:p text:style-name="P107">\usepackage[framemethod=TikZ]{mdframed}</text:p>
      <text:p text:style-name="P107">\usepackage{amsthm}</text:p>
      <text:p text:style-name="P107"/>
      <text:p text:style-name="P107"><text:soft-page-break/><text:s text:c="4"/>%------------------------------------------------</text:p>
      <text:p text:style-name="P107"><text:tab/>%<text:tab/>THEOREMES</text:p>
      <text:p text:style-name="P107"><text:tab/>%------------------------------------------------</text:p>
      <text:p text:style-name="P107">\newcounter{theo}[section] \setcounter{theo}{0}</text:p>
      <text:p text:style-name="P107">\renewcommand{\thetheo}{\arabic{section}.\arabic{theo}}</text:p>
      <text:p text:style-name="P107">\newenvironment{theo}[2][]{%</text:p>
      <text:p text:style-name="P107">\refstepcounter{theo}%</text:p>
      <text:p text:style-name="P107">\ifstrempty{#1}%</text:p>
      <text:p text:style-name="P107">{\mdfsetup{%</text:p>
      <text:p text:style-name="P107">frametitle={%</text:p>
      <text:p text:style-name="P107">\tikz[baseline=(current bounding box.east),outer sep=0pt]</text:p>
      <text:p text:style-name="P107">\node[anchor=east,rectangle,fill=red!20]</text:p>
      <text:p text:style-name="P107">{\strut Théorème~\theTHEO};}}</text:p>
      <text:p text:style-name="P107">}%</text:p>
      <text:p text:style-name="P107">{\mdfsetup{%</text:p>
      <text:p text:style-name="P107">frametitle={%</text:p>
      <text:p text:style-name="P107">\tikz[baseline=(current bounding box.east),outer sep=0pt]</text:p>
      <text:p text:style-name="P107">\node[anchor=east,rectangle,fill=red!20]</text:p>
      <text:p text:style-name="P107">{\strut Théorème~\theTHEO:~#1};}}%</text:p>
      <text:p text:style-name="P107"><text:soft-page-break/>}%</text:p>
      <text:p text:style-name="P107">\mdfsetup{innertopmargin=10pt,linecolor=red!20,%</text:p>
      <text:p text:style-name="P107">linewidth=2pt,topline=true,%</text:p>
      <text:p text:style-name="P107">frametitleaboveskip=\dimexpr-\ht\strutbox\relax</text:p>
      <text:p text:style-name="P107">}</text:p>
      <text:p text:style-name="P107">\begin{mdframed}[]\relax%</text:p>
      <text:p text:style-name="P107">\label{#2}}{\end{mdframed}}</text:p>
      <text:p text:style-name="P107"/>
      <text:p text:style-name="P107"/>
      <text:p text:style-name="P107"><text:s text:c="4"/>%------------------------------------------------</text:p>
      <text:p text:style-name="P107"><text:tab/>%<text:tab/>DEFINITION</text:p>
      <text:p text:style-name="P107"><text:tab/>%------------------------------------------------</text:p>
      <text:p text:style-name="P107"/>
      <text:p text:style-name="P107">\newcounter{DEF}[section] \setcounter{DEF}{0}</text:p>
      <text:p text:style-name="P107">\renewcommand{\thelem}{\arabic{section}.\arabic{DEF}}</text:p>
      <text:p text:style-name="P107">\newenvironment{DEF}[2][]{%</text:p>
      <text:p text:style-name="P107">\refstepcounter{DEF}%</text:p>
      <text:p text:style-name="P107">\ifstrempty{#1}%</text:p>
      <text:p text:style-name="P107">{\mdfsetup{%</text:p>
      <text:p text:style-name="P107"><text:soft-page-break/>frametitle={%</text:p>
      <text:p text:style-name="P107">\tikz[baseline=(current bounding box.east),outer sep=0pt]</text:p>
      <text:p text:style-name="P107">\node[anchor=east,rectangle,fill=orange!20]</text:p>
      <text:p text:style-name="P107">{\strut Définition~\thelem};}}</text:p>
      <text:p text:style-name="P107">}%</text:p>
      <text:p text:style-name="P107">{\mdfsetup{%</text:p>
      <text:p text:style-name="P107">frametitle={%</text:p>
      <text:p text:style-name="P107">\tikz[baseline=(current bounding box.east),outer sep=0pt]</text:p>
      <text:p text:style-name="P107">\node[anchor=east,rectangle,fill=orange!20]</text:p>
      <text:p text:style-name="P107">{\strut Définition~\theDEF:~#1};}}%</text:p>
      <text:p text:style-name="P107">}%</text:p>
      <text:p text:style-name="P107">\mdfsetup{innertopmargin=10pt,linecolor=orange!20,%</text:p>
      <text:p text:style-name="P107">linewidth=2pt,topline=true,%</text:p>
      <text:p text:style-name="P107">frametitleaboveskip=\dimexpr-\ht\strutbox\relax</text:p>
      <text:p text:style-name="P107">}</text:p>
      <text:p text:style-name="P107">\begin{mdframed}[]\relax%</text:p>
      <text:p text:style-name="P107">\label{#2}}{\end{mdframed}}</text:p>
      <text:p text:style-name="P107"><text:s text:c="2"/></text:p>
      <text:p text:style-name="P107"><text:s text:c="4"/>%------------------------------------------------</text:p>
      <text:p text:style-name="P107"><text:soft-page-break/><text:tab/>% Preuves</text:p>
      <text:p text:style-name="P107"><text:tab/>%------------------------------------------------ <text:s/></text:p>
      <text:p text:style-name="P107"/>
      <text:p text:style-name="P107"/>
      <text:p text:style-name="P107">\newcounter{Proof}[section] \setcounter{Proof}{0}</text:p>
      <text:p text:style-name="P107">\renewcommand{\thelem}{\arabic{section}.\arabic{Proof}}</text:p>
      <text:p text:style-name="P107">\newenvironment{Proof}[2][]{%</text:p>
      <text:p text:style-name="P107">\refstepcounter{Proof}%</text:p>
      <text:p text:style-name="P107">\ifstrempty{#1}%</text:p>
      <text:p text:style-name="P107">{\mdfsetup{%</text:p>
      <text:p text:style-name="P107">frametitle={%</text:p>
      <text:p text:style-name="P107">\tikz[baseline=(current bounding box.east),outer sep=0pt]</text:p>
      <text:p text:style-name="P107">\node[anchor=east,rectangle,fill=blue!20]</text:p>
      <text:p text:style-name="P107">{\strut Preuve~\thelem};}}</text:p>
      <text:p text:style-name="P107">}%</text:p>
      <text:p text:style-name="P107">{\mdfsetup{%</text:p>
      <text:p text:style-name="P107">frametitle={%</text:p>
      <text:p text:style-name="P107">\tikz[baseline=(current bounding box.east),outer sep=0pt]</text:p>
      <text:p text:style-name="P107">\node[anchor=east,rectangle,fill=blue!20]</text:p>
      <text:p text:style-name="P107"><text:soft-page-break/>{\strut Preuve~\theExe:~#1};}}%</text:p>
      <text:p text:style-name="P107">}%</text:p>
      <text:p text:style-name="P107">\mdfsetup{innertopmargin=10pt,linecolor=blue!20,%</text:p>
      <text:p text:style-name="P107">linewidth=2pt,topline=true,%</text:p>
      <text:p text:style-name="P107">frametitleaboveskip=\dimexpr-\ht\strutbox\relax</text:p>
      <text:p text:style-name="P107">}</text:p>
      <text:p text:style-name="P107">\begin{mdframed}[]\relax%</text:p>
      <text:p text:style-name="P107">\label{#2}}{\end{mdframed}}</text:p>
      <text:p text:style-name="P107"/>
      <text:p text:style-name="P107"><text:s text:c="4"/>%------------------------------------------------</text:p>
      <text:p text:style-name="P107"><text:tab/>%<text:tab/>EXEMPLES</text:p>
      <text:p text:style-name="P107"><text:tab/>%------------------------------------------------</text:p>
      <text:p text:style-name="P107">\documentclass{article}</text:p>
      <text:p text:style-name="P107"/>
      <text:p text:style-name="P107">\usepackage{framed}</text:p>
      <text:p text:style-name="P107">\renewenvironment{leftbar}{%</text:p>
      <text:p text:style-name="P107"><text:s text:c="2"/>\def\FrameCommand{\vrule width 0.4pt \hspace{10pt}}%</text:p>
      <text:p text:style-name="P107"><text:s text:c="2"/>\MakeFramed {\advance\hsize-\width \FrameRestore}}%</text:p>
      <text:p text:style-name="P107"><text:s/>{\endMakeFramed}</text:p>
      <text:p text:style-name="P107"><text:soft-page-break/>\newcounter{Exe}[section] \setcounter{Exe}{0}</text:p>
      <text:p text:style-name="P107">\renewcommand{\thetheo}{\arabic{section}.\arabic{Exe}}</text:p>
      <text:p text:style-name="P107">\newenvironment{Exe}[2][]{%</text:p>
      <text:p text:style-name="P107">\refstepcounter{Exe}%</text:p>
      <text:p text:style-name="P107">\ifstrempty{#1}%</text:p>
      <text:p text:style-name="P107">{\mdfsetup{%</text:p>
      <text:p text:style-name="P107">frametitle={%</text:p>
      <text:p text:style-name="P107">\tikz[baseline=(current bounding box.east),outer sep=0pt]</text:p>
      <text:p text:style-name="P107">\node[anchor=east,rectangle,fill=green!20]</text:p>
      <text:p text:style-name="P107">{\strut Exemple~\theExe};}}</text:p>
      <text:p text:style-name="P107">}%</text:p>
      <text:p text:style-name="P107">{\mdfsetup{%</text:p>
      <text:p text:style-name="P107">frametitle={%</text:p>
      <text:p text:style-name="P107">\tikz[baseline=(current bounding box.east),outer sep=0pt]</text:p>
      <text:p text:style-name="P107">\node[anchor=east,rectangle,fill=green!20]</text:p>
      <text:p text:style-name="P107">{\strut Exemple~\thetheo:~#1};}}%</text:p>
      <text:p text:style-name="P107">}%</text:p>
      <text:p text:style-name="P107">\mdfsetup{innertopmargin=10pt,linecolor=green!20,%</text:p>
      <text:p text:style-name="P107">linewidth=2pt,topline=true,%</text:p>
      <text:p text:style-name="P107"><text:soft-page-break/>frametitleaboveskip=\dimexpr-\ht\strutbox\relax</text:p>
      <text:p text:style-name="P107">}</text:p>
      <text:p text:style-name="P107">\begin{mdframed}[]\relax%</text:p>
      <text:p text:style-name="P107">\label{#2}}{\end{mdframed}}</text:p>
      <text:p text:style-name="P107"/>
      <text:p text:style-name="P107"><text:s text:c="4"/>%------------------------------------------------</text:p>
      <text:p text:style-name="P107"><text:tab/>%<text:tab/>PROPOSITION</text:p>
      <text:p text:style-name="P107"><text:tab/>%------------------------------------------------</text:p>
      <text:p text:style-name="P107"/>
      <text:p text:style-name="P107">\newcounter{Prop}[section] \setcounter{Prop}{0}</text:p>
      <text:p text:style-name="P107">\renewcommand{\thetheo}{\arabic{section}.\arabic{Prop}}</text:p>
      <text:p text:style-name="P107">\newenvironment{Prop}[2][]{%</text:p>
      <text:p text:style-name="P107">\refstepcounter{Prop}%</text:p>
      <text:p text:style-name="P107">\ifstrempty{#1}%</text:p>
      <text:p text:style-name="P107">{\mdfsetup{%</text:p>
      <text:p text:style-name="P107">frametitle={%</text:p>
      <text:p text:style-name="P107">\tikz[baseline=(current bounding box.east),outer sep=0pt]</text:p>
      <text:p text:style-name="P107">\node[anchor=east,rectangle,fill=brown!20]</text:p>
      <text:p text:style-name="P107">{\strut Proposition~\theExe};}}</text:p>
      <text:p text:style-name="P107"><text:soft-page-break/>}%</text:p>
      <text:p text:style-name="P107">{\mdfsetup{%</text:p>
      <text:p text:style-name="P107">frametitle={%</text:p>
      <text:p text:style-name="P107">\tikz[baseline=(current bounding box.east),outer sep=0pt]</text:p>
      <text:p text:style-name="P107">\node[anchor=east,rectangle,fill=brown!20]</text:p>
      <text:p text:style-name="P107">{\strut Propostion~\thetheo:~#1};}}%</text:p>
      <text:p text:style-name="P107">}%</text:p>
      <text:p text:style-name="P107">\mdfsetup{innertopmargin=10pt,linecolor=brown!20,%</text:p>
      <text:p text:style-name="P107">linewidth=2pt,topline=true,%</text:p>
      <text:p text:style-name="P107">frametitleaboveskip=\dimexpr-\ht\strutbox\relax</text:p>
      <text:p text:style-name="P107">}</text:p>
      <text:p text:style-name="P107">\begin{mdframed}[]\relax%</text:p>
      <text:p text:style-name="P107">\label{#2}}{\end{mdframed}}</text:p>
      <text:p text:style-name="P107"/>
      <text:p text:style-name="P107"/>
      <text:p text:style-name="P107">%------------------------------------------------</text:p>
      <text:p text:style-name="P107"/>
      <text:p text:style-name="P107">%---------------------Remarques-------------------</text:p>
      <text:p text:style-name="P107">{%</text:p>
      <text:p text:style-name="P107"><text:soft-page-break/>\newtheorem{rem}{$\Rightarrow$ \textbf{Commentaire}}[section]</text:p>
      <text:p text:style-name="P107">}</text:p>
      <text:p text:style-name="P107"/>
      <text:p text:style-name="P107"/>
      <text:p text:style-name="P107"/>
      <text:p text:style-name="P107"/>
      <text:p text:style-name="P107">\usepackage{amssymb}</text:p>
      <text:p text:style-name="P107"/>
      <text:p text:style-name="P107"><text:s text:c="4"/>%------------------------------------------------</text:p>
      <text:p text:style-name="P107"><text:tab/>%<text:tab/>RACCOURCIS</text:p>
      <text:p text:style-name="P107"><text:tab/>%------------------------------------------------</text:p>
      <text:p text:style-name="P107"/>
      <text:p text:style-name="P107">\newcommand{\R}{\mathbb{R}}</text:p>
      <text:p text:style-name="P107">\newcommand{\C}{\mathbb{C}}</text:p>
      <text:p text:style-name="P107">\newcommand{\Z}{\mathbb{Z}}</text:p>
      <text:p text:style-name="P107">\newcommand{\N}{\mathbb{N}}</text:p>
      <text:p text:style-name="P107">%\renewcommand{\inf}{\infty}</text:p>
      <text:p text:style-name="P107">\newcommand{\ra}{\rightarrow}</text:p>
      <text:p text:style-name="P107">\newcommand{\lra}{\longrightarrow}</text:p>
      <text:p text:style-name="P107"><text:soft-page-break/></text:p>
      <text:p text:style-name="P107">%lettres caligraphiées</text:p>
      <text:p text:style-name="P107">\usepackage{calrsfs}</text:p>
      <text:p text:style-name="P107">\DeclareMathAlphabet{\pazocal}{OMS}{zplm}{m}{n}</text:p>
      <text:p text:style-name="P107">\newcommand{\Da}{\mathcal{D}}</text:p>
      <text:p text:style-name="P107">\newcommand{\Sa}{\mathcal{S}}</text:p>
      <text:p text:style-name="P107">\newcommand{\Ga}{\mathcal{G}}</text:p>
      <text:p text:style-name="P107">\newcommand{\Pa}{\mathcal{P}}</text:p>
      <text:p text:style-name="P107"/>
      <text:p text:style-name="P107">%---------------------------------------------------------------</text:p>
      <text:p text:style-name="P107"/>
      <text:p text:style-name="P107"/>
      <text:p text:style-name="P107">\title{}</text:p>
      <text:p text:style-name="P107">\author{}</text:p>
      <text:p text:style-name="P107">\date{}% Activate to display a given date or no date</text:p>
      <text:p text:style-name="P107"/>
      <text:p text:style-name="P107"/>
      <text:p text:style-name="P107"/>
      <text:p text:style-name="P107"/>
      <text:p text:style-name="P107"><text:soft-page-break/>\begin{document}</text:p>
      <text:p text:style-name="P107"/>
      <text:p text:style-name="P107"/>
      <text:p text:style-name="P107">%------------------------------------------------</text:p>
      <text:p text:style-name="P107">%<text:tab/>Première page</text:p>
      <text:p text:style-name="P107">%------------------------------------------------</text:p>
      <text:p text:style-name="P107"/>
      <text:p text:style-name="P107">\begin{titlepage} % Suppresses displaying the page number on the title page and the subsequent page counts as page 1</text:p>
      <text:p text:style-name="P107"/>
      <text:p text:style-name="P107"><text:tab/>\center % Centre tout sur la page</text:p>
      <text:p text:style-name="P107"><text:tab/></text:p>
      <text:p text:style-name="P107"><text:tab/>%------------------------------------------------</text:p>
      <text:p text:style-name="P107"><text:tab/>%<text:tab/>Logo</text:p>
      <text:p text:style-name="P107"><text:tab/>%------------------------------------------------</text:p>
      <text:p text:style-name="P107"><text:tab/></text:p>
      <text:p text:style-name="P107"><text:tab/>\vfill\vfill</text:p>
      <text:p text:style-name="P107"/>
      <text:p text:style-name="P107"><text:tab/></text:p>
      <text:p text:style-name="P107"><text:soft-page-break/><text:tab/>%------------------------------------------------</text:p>
      <text:p text:style-name="P107"><text:tab/>%<text:tab/>premiere page</text:p>
      <text:p text:style-name="P107"><text:tab/>%------------------------------------------------</text:p>
      <text:p text:style-name="P107"><text:tab/></text:p>
      <text:p text:style-name="P107"><text:tab/>\textsc{\LARGE UNIVERSITE D'ANGERS}\\[1.5cm] % </text:p>
      <text:p text:style-name="P107"><text:tab/></text:p>
      <text:p text:style-name="P107"><text:tab/>\textsc{\Large MASTER 1 DATA-SCIENCES}\\[0.5cm] </text:p>
      <text:p text:style-name="P107"><text:tab/></text:p>
      <text:p text:style-name="P107"><text:tab/>\textsc{\huge MATHEMATIQUES}\\[0.5cm] </text:p>
      <text:p text:style-name="P107"><text:tab/></text:p>
      <text:p text:style-name="P107"><text:tab/>\textsc{\large Année 2020/2021}\\[1.5cm]</text:p>
      <text:p text:style-name="P107"><text:tab/></text:p>
      <text:p text:style-name="P107"><text:tab/>\textsc{\huge Travail Encadré de Recherche}\\[0.5cm] </text:p>
      <text:p text:style-name="P107"><text:tab/></text:p>
      <text:p text:style-name="P107"><text:tab/>%------------------------------------------------</text:p>
      <text:p text:style-name="P107"><text:tab/>%<text:tab/>TITRE</text:p>
      <text:p text:style-name="P107"><text:tab/>%------------------------------------------------</text:p>
      <text:p text:style-name="P107"><text:tab/></text:p>
      <text:p text:style-name="P107"><text:tab/>\HRule\\[1.0cm]</text:p>
      <text:p text:style-name="P107"><text:soft-page-break/><text:tab/></text:p>
      <text:p text:style-name="P107"><text:tab/>{\huge\bfseries \\k-means et clustering spectral}\\[0.5cm]</text:p>
      <text:p text:style-name="P107"><text:tab/></text:p>
      <text:p text:style-name="P107"><text:tab/>\HRule\\[2cm]</text:p>
      <text:p text:style-name="P107"><text:tab/></text:p>
      <text:p text:style-name="P107"><text:tab/>%------------------------------------------------</text:p>
      <text:p text:style-name="P107"><text:tab/>%<text:tab/>Auteurs et tuteur</text:p>
      <text:p text:style-name="P107"><text:tab/>%------------------------------------------------</text:p>
      <text:p text:style-name="P107"><text:tab/></text:p>
      <text:p text:style-name="P107"><text:tab/>\begin{minipage}{0.4\textwidth}</text:p>
      <text:p text:style-name="P107"><text:tab/><text:tab/>\begin{flushleft}</text:p>
      <text:p text:style-name="P107"><text:tab/><text:tab/><text:tab/>\large</text:p>
      <text:p text:style-name="P107"><text:tab/><text:tab/><text:tab/>\textit{Etudiants}\\[0.2cm]</text:p>
      <text:p text:style-name="P107"><text:tab/><text:tab/><text:tab/>\textsc{KONE Boubacar}\\</text:p>
      <text:p text:style-name="P107"><text:tab/><text:tab/><text:tab/>\textsc{GEINDREAU Quentin}\\</text:p>
      <text:p text:style-name="P107"><text:tab/><text:tab/>\end{flushleft}</text:p>
      <text:p text:style-name="P107"><text:tab/>\end{minipage}</text:p>
      <text:p text:style-name="P107"><text:tab/>~</text:p>
      <text:p text:style-name="P107"><text:tab/>\begin{minipage}{0.4\textwidth}</text:p>
      <text:p text:style-name="P107"><text:soft-page-break/><text:tab/><text:tab/>\begin{flushright}</text:p>
      <text:p text:style-name="P107"><text:tab/><text:tab/><text:tab/>\large</text:p>
      <text:p text:style-name="P107"><text:tab/><text:tab/><text:tab/>\textsc{PANLOUP Fabien} </text:p>
      <text:p text:style-name="P107"><text:tab/><text:tab/>\end{flushright}</text:p>
      <text:p text:style-name="P107"><text:tab/>\end{minipage}</text:p>
      <text:p text:style-name="P107"><text:tab/></text:p>
      <text:p text:style-name="P107"><text:tab/>%------------------------------------------------</text:p>
      <text:p text:style-name="P107"><text:tab/>%<text:tab/>Date</text:p>
      <text:p text:style-name="P107"><text:tab/>%------------------------------------------------</text:p>
      <text:p text:style-name="P107"><text:tab/></text:p>
      <text:p text:style-name="P107"><text:tab/>\vfill\vfill\vfill % Position the date 3/4 down the remaining page</text:p>
      <text:p text:style-name="P107"><text:tab/></text:p>
      <text:p text:style-name="P107"><text:tab/>{} % Date, change the \today to a set date if you want to be precise</text:p>
      <text:p text:style-name="P107"><text:tab/></text:p>
      <text:p text:style-name="P107"/>
      <text:p text:style-name="P107"><text:tab/> </text:p>
      <text:p text:style-name="P107"><text:tab/>%-------------------------------------------------------------------------</text:p>
      <text:p text:style-name="P107"><text:tab/></text:p>
      <text:p text:style-name="P107"><text:soft-page-break/><text:tab/>\vfill % Push the date up 1/4 of the remaining page</text:p>
      <text:p text:style-name="P107"><text:tab/></text:p>
      <text:p text:style-name="P107">\end{titlepage}</text:p>
      <text:p text:style-name="P107"/>
      <text:p text:style-name="P107">%-----------------------------------------------------------------------------</text:p>
      <text:p text:style-name="P107">%----------------------------------------------------------------------------_</text:p>
      <text:p text:style-name="P107"/>
      <text:p text:style-name="P107"><text:s text:c="4"/>%------------------------------------------------</text:p>
      <text:p text:style-name="P107"><text:tab/>%<text:tab/>Sommaire</text:p>
      <text:p text:style-name="P107"><text:tab/>%------------------------------------------------</text:p>
      <text:p text:style-name="P107"><text:tab/></text:p>
      <text:p text:style-name="P107"/>
      <text:p text:style-name="P107">\renewcommand{\contentsname}{Sommaire}</text:p>
      <text:p text:style-name="P107">\renewcommand{\refname}{Bibliographie}</text:p>
      <text:p text:style-name="P107"/>
      <text:p text:style-name="P107"/>
      <text:p text:style-name="P107"/>
      <text:p text:style-name="P107"/>
      <text:p text:style-name="P107">%\begin{abstract}</text:p>
      <text:p text:style-name="P107"><text:soft-page-break/>%\end{abstract}</text:p>
      <text:p text:style-name="P107"/>
      <text:p text:style-name="P107">~</text:p>
      <text:p text:style-name="P107">\thispagestyle{plain}</text:p>
      <text:p text:style-name="P107">\newpage</text:p>
      <text:p text:style-name="P107"><text:tab/><text:tab/></text:p>
      <text:p text:style-name="P107">\maketitle</text:p>
      <text:p text:style-name="P107">\tableofcontents </text:p>
      <text:p text:style-name="P107">\newpage</text:p>
      <text:p text:style-name="P107">~</text:p>
      <text:p text:style-name="P107">\thispagestyle{plain}</text:p>
      <text:p text:style-name="P107">\newpage</text:p>
      <text:p text:style-name="P107"/>
      <text:p text:style-name="P107">\clearpage</text:p>
      <text:p text:style-name="P107"/>
      <text:p text:style-name="P107"/>
      <text:p text:style-name="P107"/>
      <text:p text:style-name="P107"/>
      <text:p text:style-name="P107"/>
      <text:p text:style-name="P107"><text:soft-page-break/></text:p>
      <text:p text:style-name="P107"><text:s text:c="4"/>%------------------------------------------------</text:p>
      <text:p text:style-name="P107"><text:tab/>%<text:tab/>Introduction</text:p>
      <text:p text:style-name="P107"><text:tab/>%------------------------------------------------</text:p>
      <text:p text:style-name="P107">\section{Introduction}</text:p>
      <text:p text:style-name="P107"><text:s text:c="8"/>Sans vous connaître, si je devais "deviner" des choses sur vous, comme par exemple, quel genre de films vous</text:p>
      <text:p text:style-name="P107"><text:s text:c="4"/>aimez, je commencerais sans doute par essayer d'analyser ce que je sais de vous. Des informations comme votre façon de parler, de vous tenir, ou même les informations que je sais de vous sont autants d'information qui vont me faire me dire "Tiens cette personne me fait penser à un tel". Je me baserai alors sur ce que je sais de cette autre personne pour tenter de deviner des informations sur vous. Ce que je fais est alors du clustering, nous en faisons tous régulièrement et c'est ce dont nous allons parler. \newline</text:p>
      <text:p text:style-name="P107"><text:s text:c="8"/>Pour cela nous allons aborder deux algorithmes semi-automatique qui visent à informatiser ce processus,</text:p>
      <text:p text:style-name="P107"><text:s text:c="4"/>l'algorithmes des k-means et le clustering spectral.</text:p>
      <text:p text:style-name="P107"><text:s text:c="8"/>Mais dans un premier temps, un problème de clustering peut se présenter ainsi:</text:p>
      <text:p text:style-name="P107">\\</text:p>
      <text:p text:style-name="P107">\begin{leftbar}</text:p>
      <text:p text:style-name="P107">Données de base: $x_1,x_2,...,x_n \in H$ observations avec ($H, ||.||$) Hilbert séparable.</text:p>
      <text:p text:style-name="P107">\\</text:p>
      <text:p text:style-name="P107"><text:soft-page-break/>Objectif:</text:p>
      <text:p text:style-name="P107">Former une partition de la population en k groupes.</text:p>
      <text:p text:style-name="P107">\end{leftbar}</text:p>
      <text:p text:style-name="P107"><text:s text:c="4"/>On peut pour cela aborder le problème sous l'angle de la quantification, le problème de clustering devient donc un problème de mininimisation de distortion.</text:p>
      <text:p text:style-name="P107">\begin{leftbar}</text:p>
      <text:p text:style-name="P107">$x_1,x_2,...,x_n \in H$ réalisation de variable aléatoire X_1,X_2,...,X_n i.i.d de loi P. \newline</text:p>
      <text:p text:style-name="P107">P_n la mesure empirique des observations : $P_n = \frac{1}{n}\sum_{i=1}^{n}\delta_{X_i}$ \\</text:p>
      <text:p text:style-name="P107">Distorsion empirique du quantificateur q (d'ordre k):\\ D(P_n,q)= \int_{H} ||x-q(x)||^2P_n(dx) <text:s/>= \frac{1}{n}\sum_{i=1}^{n}||X_i-q(X_i)||^2 </text:p>
      <text:p text:style-name="P107">\end{leftbar}</text:p>
      <text:p text:style-name="P107"/>
      <text:p text:style-name="P107">Un clustering par quantification </text:p>
      <text:p text:style-name="P107"/>
      <text:p text:style-name="P107"><text:s text:c="4"/>Pour cela on dispose des définitions suivantes :</text:p>
      <text:p text:style-name="P107">\begin{DEF}</text:p>
      <text:p text:style-name="P107">PSoit $\hat{q}$ un quantificateur empirique. On dit qu'il est: \\</text:p>
      <text:p text:style-name="P107">\begin{itemize}</text:p>
      <text:p text:style-name="P107"><text:soft-page-break/><text:s text:c="4"/>\item consistant si $\mathbb{E}D(P,\hat{q}) \to D^{\star}(P)$.</text:p>
      <text:p text:style-name="P107"><text:s text:c="4"/>\item de vitesse $(v_n)_n$ si $\mathbb{E}D(P,\hat{q}) - D^{\star}(P) = O(\frac{1}{v_n})$ avec $v_n \to \infty$.</text:p>
      <text:p text:style-name="P107">\end{itemize}</text:p>
      <text:p text:style-name="P107">\end{DEF}</text:p>
      <text:p text:style-name="P107">\begin{rem}</text:p>
      <text:p text:style-name="P107">On peut remarquer que, puisque $\mathbb{E}D(P,\hat{q}) \geqslant D^{\star}(P)$, alors la propriété de la consistance est équivalente à $D(P,\hat{q}) \to D^{\star}(P)$ dans $L^{1}$.</text:p>
      <text:p text:style-name="P107">\end{rem}</text:p>
      <text:p text:style-name="P107"/>
      <text:p text:style-name="P107">\newpage</text:p>
      <text:p text:style-name="P107">\section{k-means}</text:p>
      <text:p text:style-name="P107"><text:s text:c="4"/></text:p>
      <text:p text:style-name="P107">\subsection{Présentation}</text:p>
      <text:p text:style-name="P107">La méthode des K-means est une méthode de partitionnement de données.\\</text:p>
      <text:p text:style-name="P107">L'algorithme K-means calcule K groupes d'un ensemble de données d'entrée, de sorte que la distance moyenne (au carré) d'un point au centre de son groupe, soit minimisée.\\</text:p>
      <text:p text:style-name="P107">\textbf{DEBUT }</text:p>
      <text:p text:style-name="P107">\newline</text:p>
      <text:p text:style-name="P107"><text:soft-page-break/>Choisir K points "sur une ligne de la matrice de données". Ces point seront les centres des clusters " les cendroïdes". \\</text:p>
      <text:p text:style-name="P107">\begin{description}</text:p>
      <text:p text:style-name="P107"><text:s text:c="2"/>\item[] \quad \textbf{REPETER}</text:p>
      <text:p text:style-name="P107"><text:s text:c="12"/>\begin{description}</text:p>
      <text:p text:style-name="P107"><text:s text:c="2"/>\item[] \qquad Affecter chaque point (élément de la matrice de données) au groupe dont il est le plus proche à son centre.</text:p>
      <text:p text:style-name="P107"><text:s text:c="2"/>\item[]\qquad Recalculer le centre de chaque cluster <text:s/>et modifier le centroide.</text:p>
      <text:p text:style-name="P107">\end{description}</text:p>
      <text:p text:style-name="P107"><text:s text:c="2"/>\item[ ] \quad \textbf{JUSQU'A} CONVERGENCE</text:p>
      <text:p text:style-name="P107"><text:s text:c="2"/>\item[] \quad \textbf{OU} (stabilisation de l’inertie totale de la population)</text:p>
      <text:p text:style-name="P107">\end{description}</text:p>
      <text:p text:style-name="P107">\textbf{FIN}\\</text:p>
      <text:p text:style-name="P107">Dans l'exécution de cet algorithme, on aborde le fait de choisir K-points de départ et la notion de distance.</text:p>
      <text:p text:style-name="P107">Nous allons présenter quelques façon de mesurer la distance et de choisir des points de départ.</text:p>
      <text:p text:style-name="P107">\subsubsection{Point de départ}</text:p>
      <text:p text:style-name="P107">Tout d'abord, il est important de se rendre compte que pour une mesure de distance donnée, les points de départs rendent l'algorithme déterministe.\\</text:p>
      <text:p text:style-name="P107"><text:soft-page-break/>Cependant, nous ne sommes pas assurer d'obtenir la solution optimale selon les points de départ choisis.\\</text:p>
      <text:p text:style-name="P107">Les points de départ peuvent être choisis selon différentes méthodes.\\</text:p>
      <text:p text:style-name="P107">\begin{DEF}[Choix de manière aléatoire]</text:p>
      <text:p text:style-name="P107">PLes points de départ sont choisis de manières aléatoire parmis toutes les observations.</text:p>
      <text:p text:style-name="P107">\end{DEF}</text:p>
      <text:p text:style-name="P107">On se doute que cette manière de choisir les points de départ ne nous assure pas du tout d'obtenir des clusters optimaux. \\</text:p>
      <text:p text:style-name="P107">Pour augmenter la probabilité d'avoir de meilleurs points de départ, il existe la méthode k-means++.\\</text:p>
      <text:p text:style-name="P107">\begin{DEF}[Choix selon k-means++]</text:p>
      <text:p text:style-name="P107">PLes points de départ sont choisis de sorte à être les plus éloignés possibles.</text:p>
      <text:p text:style-name="P107">\end{DEF}</text:p>
      <text:p text:style-name="P107">\newpage</text:p>
      <text:p text:style-name="P107">\subsubsection{Distance}</text:p>
      <text:p text:style-name="P107">Le choix de la mesure de distance est également important, selon les distances choisis, les résultats ne seront pas identiques.</text:p>
      <text:p text:style-name="P107">\begin{Def}[Distance Euclidienne]</text:p>
      <text:p text:style-name="P107">Soit $X$ une matrice à $n$ variables quantitatives d'un espace vectoriel $E^n$ de dimension finie. La distance euclidienne $d$ <text:soft-page-break/>entre deux individus $x_1$ et $x_2$ est définie par : $$ d(x_1, x_2) = \sqrt{\sum_{j = 1}^n (x_{1j} - x_{2j})^2}$$</text:p>
      <text:p text:style-name="P107">\end{Def}</text:p>
      <text:p text:style-name="P107">Une autre mesure de distance est la mesure de manhtatan.\\</text:p>
      <text:p text:style-name="P107">\begin{Def}[Distance de Manhattan]</text:p>
      <text:p text:style-name="P107">Soit $X$ une matrice à $n$ variables quantitatives d'un espace vectoriel $E^n$ de dimension finie. La distance euclidienne $d$ entre deux individus $x_1$ et $x_2$ est définie par : $ d(x_1, x_2) = \sum_{j = 1}^n |x_{1j} - x_{2j}|} $</text:p>
      <text:p text:style-name="P107">\end{Def}</text:p>
      <text:p text:style-name="P107">Dans toute la suite, on ne considérera que la distance euclidienne.</text:p>
      <text:p text:style-name="P107">\subsection{Choix du nombre de cluster K}</text:p>
      <text:p text:style-name="P107"/>
      <text:p text:style-name="P107">\subsection{Résultats Théoriques}</text:p>
      <text:p text:style-name="P107">\begin{Prop}</text:p>
      <text:p text:style-name="P107"><text:s/>L'algorithme des K-means est consistant.</text:p>
      <text:p text:style-name="P107">\end{Prop}</text:p>
      <text:p text:style-name="P107">Avant de faire la démonstration de cette propriété définons d'abord la distance de Wasserstein en établissant quelques-un des ces propriétés qui nous seront utilent pour la démonstration de la consistance de la méthode des K-means.</text:p>
      <text:p text:style-name="P107"/>
      <text:p text:style-name="P107">\begin{DEF}[Distance de Wasserstein]</text:p>
      <text:p text:style-name="P107"><text:soft-page-break/>Soit $v_1$, $v_2$ deux probabilités sur $\mathcal{H}$ d'ordre 2. On définie la distance Wasserstein $\rho_w$ par : $$ \rho (v_1, v_2) = \inf_{X\sim v_1, Y\sim v_2}\sqrt{\mathbb{E}(\|X-Y\|^2)} $$ <text:s/></text:p>
      <text:p text:style-name="P107">\end{DEF}</text:p>
      <text:p text:style-name="P107"/>
      <text:p text:style-name="P107">\begin{Prop}</text:p>
      <text:p text:style-name="P107"><text:s text:c="4"/>soient $v_n$ et $v$ des probabilité d'ordre 2 sur $\mathcal{H}$ $\rho_w(v_n, v) \to 0$ si $$v_n \to v \ \text{et} \int_{\mathcal{H}}\|x\|^2 v_n(dx) \to \int_{\mathcal{H}}\|x\|^2v(dx).$$</text:p>
      <text:p text:style-name="P107">\end{Prop}</text:p>
      <text:p text:style-name="P107"/>
      <text:p text:style-name="P107"/>
      <text:p text:style-name="P107">\subsubsection{De la méthode k-means vers la méthode à noyau}</text:p>
      <text:p text:style-name="P107">Nous avons donc vu que la méthode des k-means vise à minimiser l'inertie intra classe: \\</text:p>
      <text:p text:style-name="P107">$\mathbb{D}$(\{$\pi_c$\}$^k_{c=1}$)= $\sum^k_{c=1} </text:p>
      <text:p text:style-name="P107">\sum_{a_i \in \pi_c}||a_i-m_c||^2$, avec $m_c$=$\frac{\sum_{a_i\in \pi_c}a_i}{|\pi_c|}$\\</text:p>
      <text:p text:style-name="P107">\begin{rem}</text:p>
      <text:p text:style-name="P107">On notera ici que $\pi_c$ désigne un cluster, \{$\pi_c$\}$^k_{c=1}$ désigne une partition et $m_c$ désigne le centroïd du cluster $\pi_c$.</text:p>
      <text:p text:style-name="P107">\end{rem}</text:p>
      <text:p text:style-name="P107"><text:soft-page-break/></text:p>
      <text:p text:style-name="P107">Cependant, un des problèmes de la méthode des k-means "classique" est que les clusters trouvé doivent être linéairement séparable. On pourra alors obtenir ce genre de résultats:\\</text:p>
      <text:p text:style-name="P107">\includegraphics[width=0.1\textwidth]{pbkmn.png}\\</text:p>
      <text:p text:style-name="P107">On voit bien le problème, on souhaiterai plutot obtenir quelque chose comme cela:\\</text:p>
      <text:p text:style-name="P107">\includegraphics[width=0.1\textwidth]{pbkmn2.png}\\</text:p>
      <text:p text:style-name="P107">Pour cela, la méthode des k-means à noyau utilise une fonction $\phi$ pour transposer les points dans un espace de plus grande dimension. On peut ensuite utiliser les k-means classique dans ce nouvel espace pour obtenir une séparation linéaire qui correspond au separateur non linéaire de l'espace de départ.\\</text:p>
      <text:p text:style-name="P107">L'objectif du k-means dans la méthode à noyau est donc de minimiser :\\ \\</text:p>
      <text:p text:style-name="P107">$\mathbb{D}$(\{$\pi_c$\}$^k_{c=1}$)= $\sum^k_{c=1} </text:p>
      <text:p text:style-name="P107">\sum_{a_i \in \pi_c}||\phi(a_i)-m_c||^2$, avec $m_c$=$\frac{\sum_{a_i\in \pi_c}\phi (a_i)}{|\pi_c|}$\\</text:p>
      <text:p text:style-name="P107">\\</text:p>
      <text:p text:style-name="P107">En dévellopant $||\phi(a_i)-m_c||^2$, on a:\\ \\</text:p>
      <text:p text:style-name="P107">$\phi(a_i)^2-2\frac{\sum_{a_j\in \pi_c}\phi(a_i).\phi(a_j)}{|\pi_c|}+\frac{\sum_{a_j,a_i\in \pi_c}\phi(a_i).\phi(a_j)}{|\pi_c|^2}$\\</text:p>
      <text:p text:style-name="P107">Désormais, si l'on se place dans le cas des k-means à noyau ponderé, le but est de minimiser :\\ \\</text:p>
      <text:p text:style-name="P107">$\mathbb{D}$(\{$\pi_c$\}$^k_{c=1}$)= $\sum^k_{c=1} </text:p>
      <text:p text:style-name="P107"><text:soft-page-break/>\sum_{a_i \in \pi_c}w_i||\phi(a_i)-m_c||^2$, avec $m_c$=$\frac{\sum_{a_i\in \pi_c}\phi (a_i)}{\sum{_{a_j\in\pi_c}w_j}}$\\</text:p>
      <text:p text:style-name="P107">\\</text:p>
      <text:p text:style-name="P107">\\ \\</text:p>
      <text:p text:style-name="P107">$\phi(a_i)^2-2\frac{\sum_{a_j\in \pi_c}\phi(a_i).\phi(a_j)}{\sum_{a_j\in\pi_c}w_j}+\frac{\sum_{a_j,a_i\in \pi_c}\phi(a_i).\phi(a_j)}{(\sum{_{a_j\in\pi_c}w_j})^2}$\\</text:p>
      <text:p text:style-name="P107">\newpag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section{Clustering Spectral}</text:p>
      <text:p text:style-name="P107">\subsection{Présentation}</text:p>
      <text:p text:style-name="P107">"Le partitionnement spectral est une méthode de partitionnement en K groupes reposant sur la minimisation d'un critère de type « coupe » (coupe simple à K=2, ou coupe multiple à K≥2). Ces deux mesures expriment la cohésion interne des groupes, relativement à leur dissociation les uns des autres. Elles sont directement fonctions d'une matrice de similarités entre objets, notée S.</text:p>
      <text:p text:style-name="P107"/>
      <text:p text:style-name="P107">Étant donné un ensemble de N objets, il est possible d'obtenir une représentation détaillée de cet ensemble sous la forme d'un graphe pondéré, noté G(V,E,S). V désigne l'ensemble des N nœuds du graphe, correspondant aux objets ; E est l'ensemble des arcs inter-nœuds et S est la matrice de poids des arcs (matrice de similarités), symétrique et non négative ($S_{ij}$ indiquant la similarité entre les objets xi et xj)."</text:p>
      <text:p text:style-name="P107">\subsubsection{Notation}</text:p>
      <text:p text:style-name="P107">Nous utiliserons les notations suivantes:\\</text:p>
      <text:p text:style-name="P107">\begin{enumerate}</text:p>
      <text:p text:style-name="P107"><text:s text:c="4"/>\item G=(V,E) un graph non-orienté avec V ses noeuds et E ses chemins.</text:p>
      <text:p text:style-name="P107"><text:s text:c="4"/>\item |V| les nombre de noeuds dans V</text:p>
      <text:p text:style-name="P107"><text:soft-page-break/><text:s text:c="4"/>\item W la matrice de similarité du graphe.</text:p>
      <text:p text:style-name="P107"><text:s text:c="4"/>\item D la matrice diagonale des degrée avec $d_{ii}=\sum_jW_{ij}$</text:p>
      <text:p text:style-name="P107">\end{enumerate}</text:p>
      <text:p text:style-name="P107">Dans un premier temps, nous aborderons la méthode en elle même puis, dans un second temps, nous la mettrons en pratique sur un exemple.</text:p>
      <text:p text:style-name="P107">\newpage</text:p>
      <text:p text:style-name="P107">\subsection{En théorie}</text:p>
      <text:p text:style-name="P107">Pour faire du partitionnement spectral on procède ainsi:</text:p>
      <text:p text:style-name="P107">\\</text:p>
      <text:p text:style-name="P107">\begin{enumerate}</text:p>
      <text:p text:style-name="P107"><text:s text:c="4"/>\item Calcul de la matrice de similarité W.</text:p>
      <text:p text:style-name="P107"><text:s text:c="4"/>\item Calcul de la matrice Laplacienne L.</text:p>
      <text:p text:style-name="P107"><text:s text:c="4"/>\item Calcul des k vecteurs-propres associés au k plus petites valeurs-propres de L.</text:p>
      <text:p text:style-name="P107"><text:s text:c="4"/>\item Clustering par k-means à partir des des features modifiés ci-dessus.</text:p>
      <text:p text:style-name="P107">\end{enumerate}</text:p>
      <text:p text:style-name="P107"/>
      <text:p text:style-name="P107">\subsubsection{Matrice de similarité W}</text:p>
      <text:p text:style-name="P107"><text:soft-page-break/>Une matrice de similatité, est une matrice qui doit représenter au mieux possible les resemblances entre les différents points. Pour cela, ne disposant à la base pas de graphe, on doit le construire. La matrice de similarité correspondra alors à la matrice d'adjacence pondérée.</text:p>
      <text:p text:style-name="P107">\\</text:p>
      <text:p text:style-name="P107">Le choix de la méthode de construction du graphe dépend du domaine dans lequel on souhaite appliqué le clustering.</text:p>
      <text:p text:style-name="P107">Voici quelques méthodes:\\ \\</text:p>
      <text:p text:style-name="P107">\textbf{Graph pleinement connecté:}</text:p>
      <text:p text:style-name="P107">\begin{DEF}</text:p>
      <text:p text:style-name="P107">-Noyau gaussien: S avec S_{ij}= $\exp^{\frac{-d^2(x_i,x_j)}{2\sigma^2}}$ \\</text:p>
      <text:p text:style-name="P107">Où d est une mesure de distance et $\sigma$ un paramètre dont la valeur est fixé par l'utilisateur.</text:p>
      <text:p text:style-name="P107">\end{DEF}</text:p>
      <text:p text:style-name="P107"/>
      <text:p text:style-name="P107">\begin{DEF}</text:p>
      <text:p text:style-name="P107">-Distance cosinus: $S=B^TB$\\</text:p>
      <text:p text:style-name="P107">Où B est la matrice des données normalisée en ligne.</text:p>
      <text:p text:style-name="P107">\end{DEF}</text:p>
      <text:p text:style-name="P107">\\ \\</text:p>
      <text:p text:style-name="P107"><text:soft-page-break/>\textbf{Le graph du $\epsilon$-voisinage:}\\ On définit la matrice de similarité S tel que:\\</text:p>
      <text:p text:style-name="P107">$S_{ij}= \begin{cases}S_{ij}=1$ si $\epsilon&lt;d^2(x_i,x_j)\\</text:p>
      <text:p text:style-name="P107">S_{ij}=0$ sinon</text:p>
      <text:p text:style-name="P107">$\end{cases}$</text:p>
      <text:p text:style-name="P107">On 'connecte' les points plus près que le seuil $\epsilon$</text:p>
      <text:p text:style-name="P107">\\ \\</text:p>
      <text:p text:style-name="P107">\textbf{Le graph des k-plus-proches-voisins:}\\On définit le graph comme reliant les k-plus-proches-voisins de chaque point. Hors, comme cette relation n'est pas toujours symmétrique, cela résulte parfois en un graph orientée. Pour cela, on doit choisir si on considère deux points connecté s'il sont réciproquement dans les k-ppv ou alors on choisit de les connecté si au moins un des deux a l'autre dans ses k-ppv.</text:p>
      <text:p text:style-name="P107"/>
      <text:p text:style-name="P107">\includegraphics[width=1\textwidth]{similarite.PNG}\\</text:p>
      <text:p text:style-name="P107">\newpage</text:p>
      <text:p text:style-name="P107">\subsubsection{Calcul de la matrice Laplacienne}</text:p>
      <text:p text:style-name="P107">La matrice Laplacienne est une matrice construite à partir de la matrice de similarité, globalement elle n'apporte pas d'informations mais n'en perd pas non-plus, en revanche, elle est utile pour l'analyse spectral du graphe. Il existe de nombreuses façon de construire la matrice Laplacienne d'un graphe. Cependant, nous ne nous intéresserons ici qu'à deux manières de la construire.\\ \\</text:p>
      <text:p text:style-name="P107"/>
      <text:p text:style-name="P107">\textbf{Matrice Laplacienne non-normalisée:}\\</text:p>
      <text:p text:style-name="P107"><text:soft-page-break/>On pose la matrice L tel que:\\</text:p>
      <text:p text:style-name="P107">L=D-W</text:p>
      <text:p text:style-name="P107">\begin{prop}</text:p>
      <text:p text:style-name="P107">La matrice L à les propriétés suivantes:\\</text:p>
      <text:p text:style-name="P107">\begin{enumerate}</text:p>
      <text:p text:style-name="P107"><text:s text:c="4"/>\item $\forall$ vecteur $\Vec{v} \in \mathbb{R}^n$ :\\ $^t\Vec{v}L\Vec{v}=1/2\sum^n_{i,j=1}w_{ij}(f_i-f_j)^2$</text:p>
      <text:p text:style-name="P107"><text:s text:c="4"/>\item L est symétrique et semie-définie positive.</text:p>
      <text:p text:style-name="P107"><text:s text:c="4"/>\item La plus petite valeur propre de L est 0 et son vecteur propre correspondant est le vecteur propre (1,1,...,1)</text:p>
      <text:p text:style-name="P107"><text:s text:c="4"/>\item L a n valeur propres réels non négative.</text:p>
      <text:p text:style-name="P107">\end{enumerate}</text:p>
      <text:p text:style-name="P107">\end{prop}</text:p>
      <text:p text:style-name="P107">\textbf{Demonstration:}</text:p>
      <text:p text:style-name="P107">\begin{enumerate}</text:p>
      <text:p text:style-name="P107"><text:s text:c="4"/>\item$ ^t\Vec{v} L \Vec{v}=^t\Vec{v}D\Vec{v}-^t\Vec{v}W\Vec{v}=(\sum_{i=1}^n d_if_i^2)-(\sum^n_{i,j=1}f_if_jw_{ij})=1/2(\sum_{i=1}^nd_if_i^2-2\sum_{i,j=1}^nf_if_jw_{ij}+\sum_{j=1}^nd_jf_j^2)=1/2\sum_{i,j=1}^nw_{ij}(f_i-f_j)^2$\\</text:p>
      <text:p text:style-name="P107"><text:s text:c="4"/>\item L est symétrique comme somme de matrice symétriques. La semie-définitivité positive viens de (1).</text:p>
      <text:p text:style-name="P107"><text:s text:c="4"/>\item Car $\sum_iS_{ij}=d_i$</text:p>
      <text:p text:style-name="P107"><text:soft-page-break/><text:s text:c="4"/>\item Conséquence de (1) et (3)</text:p>
      <text:p text:style-name="P107">\end{enumerate}</text:p>
      <text:p text:style-name="P107"/>
      <text:p text:style-name="P107"/>
      <text:p text:style-name="P107">\textbf{Matrice Laplacienne normalisée:}\\</text:p>
      <text:p text:style-name="P107">On pose la matrice $L_{N}=D^{-1/2}LD^{-1/2}=I-D^{-1/2}WD^{-1/2}$</text:p>
      <text:p text:style-name="P107">\begin{prop}</text:p>
      <text:p text:style-name="P107">\begin{enumerate}</text:p>
      <text:p text:style-name="P107"><text:s text:c="4"/>\item Pour tour $\Vec{v}\in \mathbb{R}^n,\\</text:p>
      <text:p text:style-name="P107"><text:s text:c="4"/>\Vec{v}^t$ $L_N$ $\Vec{v}$ = 1/2$\sum_{i,j=1}^n$ ($\frac{f_i}{\sqrt{d_i}}$-$\frac{f_j}{\sqrt{d_j}})^2$</text:p>
      <text:p text:style-name="P107"><text:s text:c="4"/>\item 0 est valeur propre de $L_N$ avec $D^{1/2}(1,1,1,..,1)$ comme vecteur propre.</text:p>
      <text:p text:style-name="P107"><text:s text:c="4"/>\item La matrice $L_N$ est une matrice semi-définie positive avec n valeurs propres réelles positives.</text:p>
      <text:p text:style-name="P107">\end{enumerate}</text:p>
      <text:p text:style-name="P107">\end{prop}</text:p>
      <text:p text:style-name="P107">\subsubsection{Algorithmes:}</text:p>
      <text:p text:style-name="P107"><text:s text:c="4"/>Nous allons voir ici deux algorithmes permettant de faire du clustering spectral à partir de L et de $L_N$.\\ \\</text:p>
      <text:p text:style-name="P107"><text:soft-page-break/>\textbf{Clustering spectral non-normé:}\\</text:p>
      <text:p text:style-name="P107">\begin{tabular}{c|c}</text:p>
      <text:p text:style-name="P107"><text:s text:c="5"/>&amp; Entrée: Matrice de similarité W, nombre k de cluster souhaité \\</text:p>
      <text:p text:style-name="P107"><text:s text:c="5"/>&amp; Construire la matrice Laplacienne L\\</text:p>
      <text:p text:style-name="P107"><text:s text:c="5"/>&amp; Calculer les k premiers vecteurs propres $u_i$ de L.\\</text:p>
      <text:p text:style-name="P107"><text:s text:c="5"/>&amp; Construire la matrice U $\in \mathbb{R}^{nxk}$ avec en colonnes les $u_i$\\</text:p>
      <text:p text:style-name="P107"><text:s text:c="5"/>&amp; Pour i=1,...,n on pose $y_i$ le vecteur correspondant à la i-ème ligne de U.\\</text:p>
      <text:p text:style-name="P107"><text:s text:c="5"/>&amp; On partitionne les points ($y_i$) avec l'algorithmes des k-means. Dans des clusters $C_i,..,C_k$\\</text:p>
      <text:p text:style-name="P107"><text:s text:c="5"/>&amp; Sortie: Les clusters $A_i,..,A_k$ tel que $A_i={j|y_j \in C_i}$\\</text:p>
      <text:p text:style-name="P107">\end{tabular}</text:p>
      <text:p text:style-name="P107">\\</text:p>
      <text:p text:style-name="P107">\\</text:p>
      <text:p text:style-name="P107">\textbf{Clustering normalisé:}\\</text:p>
      <text:p text:style-name="P107">\begin{tabular}{c|c}</text:p>
      <text:p text:style-name="P107"><text:s text:c="5"/>&amp; Entrée: Matrice de similarité W, nombre k de cluster souhaité <text:s/>\\</text:p>
      <text:p text:style-name="P107"><text:s text:c="5"/>&amp; Construire la matice Laplacienne $L_N$\\</text:p>
      <text:p text:style-name="P107"><text:s text:c="5"/>&amp; Calcul des k premiers vecteur propre $u_i$ de $L_N$\\</text:p>
      <text:p text:style-name="P107"><text:soft-page-break/><text:s text:c="5"/>&amp; Construire la matrice U $\in \mathbb{R}^{nxk}$ avec en colonnes les $u_i$\\</text:p>
      <text:p text:style-name="P107"><text:s text:c="5"/>&amp; Construire la matrice T $\in \mathbb{R}^{nxk}$ avec $t_{ij}=\frac{u_{ij}}{(\sum_ku_{ik})^{1/2}}$\\</text:p>
      <text:p text:style-name="P107"><text:s text:c="5"/>&amp; Pour i=1,...,n on pose $y_i$ le vecteur correspondant à la i-ème ligne de T.\\</text:p>
      <text:p text:style-name="P107"><text:s text:c="5"/>&amp; On partitionne les points ($y_i$) avec l'algorithmes des k-means. Dans des clusters $C_i,..,C_k$\\</text:p>
      <text:p text:style-name="P107"><text:s text:c="5"/>&amp; Sortie: Les clusters $A_i,..,A_k$ tel que $A_i={j|y_j \in C_i}$\\</text:p>
      <text:p text:style-name="P107">\end{tabular}</text:p>
      <text:p text:style-name="P107">\newpage</text:p>
      <text:p text:style-name="P107">\subsection{Problème de coupe:}</text:p>
      <text:p text:style-name="P107">Une manière intuitive de voir le partitionnement spectral est d'imaginer qu'il faut séparer un graphe principale en différents sous-graphe tout en cherchant à maximiser la ressemblance (réprésenter par les poids de connexions) au sein de chaque sous-graphe ou à maximiser les différences entres les différents sous-graphes obtenus.</text:p>
      <text:p text:style-name="P107">\\</text:p>
      <text:p text:style-name="P107">\subsubsection{Notations}</text:p>
      <text:p text:style-name="P107"><text:s text:c="4"/>\begin{enumerate}</text:p>
      <text:p text:style-name="P107"><text:s text:c="8"/>\item W matrice de similarité</text:p>
      <text:p text:style-name="P107"><text:s text:c="8"/>\item $(A_i)$ partition</text:p>
      <text:p text:style-name="P107"><text:s text:c="8"/>\item W($A_i,\overline{A_i}$)=$\sum_{i\in A_i,j\in \overline{A_i}}w_{ij}$</text:p>
      <text:p text:style-name="P107"><text:soft-page-break/><text:s text:c="8"/>\item L matrice Laplacienne.</text:p>
      <text:p text:style-name="P107"><text:s text:c="8"/>\item $L_N$ matrice Laplacienne normalisé.</text:p>
      <text:p text:style-name="P107"><text:s text:c="8"/>\item \textbf{vol(A)}=$\sum_{i \in A}d_i$</text:p>
      <text:p text:style-name="P107"><text:s text:c="4"/>\end{enumerate}</text:p>
      <text:p text:style-name="P107"/>
      <text:p text:style-name="P107">\subsubsection{Type de coupe}</text:p>
      <text:p text:style-name="P107"><text:tab/>Pour répondre au problème définie précédemment, on peut se dire qu'il faut minimiser: \\</text:p>
      <text:p text:style-name="P107"/>
      <text:p text:style-name="P107">\textbf{cut($A_1,A_2,..,A_k$)}$=\frac{1}{2}\sum_{i=1}^kW(A_i,\overline{A_i})$\\</text:p>
      <text:p text:style-name="P107">Cependant, on voit facilement que dans le cas où l'on souhaite deux clusters uniquement, il y a un problème. On risque de se retrouver avec le graphe original auquel on à retirer un point.\\</text:p>
      <text:p text:style-name="P107"><text:tab/></text:p>
      <text:p text:style-name="P107">C'est pourquoi il existe d'autre type de coupes qui prennent en compte la taille ou les connexions de chaque groupes. On retrouve notamment :</text:p>
      <text:p text:style-name="P107">\\ \\</text:p>
      <text:p text:style-name="P107">\textbf{RCut($A_1,..,A_k$}$=1/2\sum_{i=1}^k \frac{cut(A_i,\overline{A_i})}{|A_i|}$\\ \\</text:p>
      <text:p text:style-name="P107">et \\ \\</text:p>
      <text:p text:style-name="P107"><text:soft-page-break/>\textbf{NCut($A_1,..,A_k$}$=1/2\sum_{i=1}^k \frac{cut(A_i,\overline{A_i})}{vol(A_i}$\\ \\</text:p>
      <text:p text:style-name="P107">\includegraphics[width=1\textwidth]{cu.PNG}\\</text:p>
      <text:p text:style-name="P107">La résolution du problème de minimisation de ces différentes coupes est un problème d'optimisation NP-difficile. Le clustering spectral est une manière de résoudre des versions de ces problèmes relaxés.\\ \\ \\</text:p>
      <text:p text:style-name="P107">\textbf{Résolution de minRCut avec k=2:}\\</text:p>
      <text:p text:style-name="P107">On cherche à résoudre : $min_{A\subset V}$RCut($A,\overline{A}$)\\ \\</text:p>
      <text:p text:style-name="P107">Soit v un vecteur de $\mathbb{R}^n$, on pose $v_i= </text:p>
      <text:p text:style-name="P107">\begin{cases} \sqrt{|\overline{A}|/|A|} &amp; si <text:s/>i \in A \\</text:p>
      <text:p text:style-name="P107">\sqrt{|A|/|\overline{A}|} &amp; si i \in <text:s/>\overline{A} \\</text:p>
      <text:p text:style-name="P107">\end{cases}$ \\ \\</text:p>
      <text:p text:style-name="P107">On a alors :\\ $v^tLv$ $=1/2\sum_{i,j=1}^nw_{ij}(v_i-v_j)^2$ \\</text:p>
      <text:p text:style-name="P107"><text:s text:c="24"/>=$1/2\sum_{i\in A,j\in \overline{A}}w_{ij}(\sqrt{\frac{|\overline{A}|}{|A|}}+\sqrt{\frac{|A|}{|\overline{A}|}})^2$+$1/2\sum_{i\in A,j\in \overline{A}}w_{ij}(-\sqrt{\frac{|\overline{A}|}{|A|}}-\sqrt{\frac{|A|}{|\overline{A}|}})^2$ \\</text:p>
      <text:p text:style-name="P107"><text:s text:c="24"/>=$\textbf{cut}(A,\overline{A})(\frac{|\overline{A}|}{|A|} +\frac{|A|}{|\overline{A}|}+2)$\\</text:p>
      <text:p text:style-name="P107"><text:s text:c="24"/>=$\textbf{cut}(A,\overline{A})(\frac{|\overline{A}|+|A|}{|A|} +\frac{|A|+|\overline{A}|}{|\overline{A}|}+2)$\\</text:p>
      <text:p text:style-name="P107"><text:s text:c="24"/>=$|V|$.\textbf{Rcut}$(A,\overline{A})$\\ \\</text:p>
      <text:p text:style-name="P107"><text:soft-page-break/>De plus : $\sum^nv_i=0 \Longleftrightarrow v \perp (1,1,..,1)$\\</text:p>
      <text:p text:style-name="P107">Et : $||v||^2=\sum^nv_i^2=|A|+|\overline{A}|=n$\\ \\</text:p>
      <text:p text:style-name="P107">On a donc : \textbf{minRcut}$(A,\overline{A}$=</text:p>
      <text:p text:style-name="P107">\begin{cases}</text:p>
      <text:p text:style-name="P107"><text:s text:c="4"/>$min_{A\subset V}v^tLv$\\</text:p>
      <text:p text:style-name="P107"><text:s text:c="4"/>$v \perp (1,1,..,1)$ avec $v_i$ comme définie précedemment.\\</text:p>
      <text:p text:style-name="P107"><text:s text:c="4"/>$||v||=\sqrt{n}$ <text:s text:c="3"/></text:p>
      <text:p text:style-name="P107">\end{cases}\\</text:p>
      <text:p text:style-name="P107"/>
      <text:p text:style-name="P107">Or pour résoudre ce problème, on doit relaxer les conditions sur v.\\</text:p>
      <text:p text:style-name="P107">Ce qui nous amène à :\\ \\</text:p>
      <text:p text:style-name="P107">\textbf{minRcut}$(A,\overline{A}$=</text:p>
      <text:p text:style-name="P107">\begin{cases}</text:p>
      <text:p text:style-name="P107"><text:s text:c="4"/>$min_{f\in \mathbb{R}^n}v^tLv$\\</text:p>
      <text:p text:style-name="P107"><text:s text:c="4"/>$f \perp (1,1,..,1)$\\</text:p>
      <text:p text:style-name="P107"><text:s text:c="4"/>$||f||=\sqrt{n}$ <text:s text:c="3"/></text:p>
      <text:p text:style-name="P107">\end{cases}\\</text:p>
      <text:p text:style-name="P107">D'après le théorème de Raylegh-Ritz, la solution nous est donné directement par le vecteur propre correspondant à la plus petite valeur propre différente de 0. \\</text:p>
      <text:p text:style-name="P107"><text:soft-page-break/>Ensuite, il nous faut re-discretiser le problème. Pour cela on pose v tel que :\\</text:p>
      <text:p text:style-name="P107">\begin{cases}</text:p>
      <text:p text:style-name="P107"><text:s text:c="4"/>$v_i \in A &amp; f_i \geq 0$ \\</text:p>
      <text:p text:style-name="P107"><text:s text:c="4"/>$v_i \in \overline{A} &amp; f_i &lt; 0$</text:p>
      <text:p text:style-name="P107">\end{cases} \\</text:p>
      <text:p text:style-name="P107">On peut aussi utiliser l'algorithme des k-means pour attribuer le meilleur cluster.</text:p>
      <text:p text:style-name="P107">\\ \\ \\ \\ \\</text:p>
      <text:p text:style-name="P107">\textbf{Résolution de RCut $\forall$ k:}\\</text:p>
      <text:p text:style-name="P107">\\</text:p>
      <text:p text:style-name="P107">On cherche à résoudre:\\</text:p>
      <text:p text:style-name="P107">$\textbf{RCut}(A_1,..., A_k)$\\</text:p>
      <text:p text:style-name="P107">Pour cela on pose une matrice H tel que :\\ \\</text:p>
      <text:p text:style-name="P107">$h_{i,j}=</text:p>
      <text:p text:style-name="P107"><text:s text:c="4"/>\begin{cases} </text:p>
      <text:p text:style-name="P107"><text:s text:c="8"/>1/\sqrt {|A_j|} &amp; \text { si } v_i \in A_j \\</text:p>
      <text:p text:style-name="P107"><text:s text:c="8"/>0 &amp; sinon</text:p>
      <text:p text:style-name="P107"><text:s text:c="5"/>\end{cases}</text:p>
      <text:p text:style-name="P107"><text:s/>(i = 1, . . . , n; j = 1, . . . , k).$ \\ \\</text:p>
      <text:p text:style-name="P107"><text:soft-page-break/><text:s/>On voit facilement que les vecteur colonnes de H sont deux à deux orthogonaux et de norme 1 $\Longleftrightarrow$ $H^tH=I$\\</text:p>
      <text:p text:style-name="P107"><text:s/>On a :\\</text:p>
      <text:p text:style-name="P107">$h^t_iLh_i=\frac{\textbf{cut}(A_i,\overline{A}_i)}{|A_i|}$\\</text:p>
      <text:p text:style-name="P107">Et: \\</text:p>
      <text:p text:style-name="P107">$h_i^tLh_i=(H^tLH)_{II}$ \\</text:p>
      <text:p text:style-name="P107">D'où :\\</text:p>
      <text:p text:style-name="P107">$RatioCut(A_1,..., A_k)</text:p>
      <text:p text:style-name="P107"><text:s text:c="4"/>= \sum_{i=1}^k h_i' L h_i</text:p>
      <text:p text:style-name="P107"><text:s text:c="4"/>= \sum_{i=1}^k (H' L H)_{ii}</text:p>
      <text:p text:style-name="P107"><text:s text:c="4"/>= Tr(H' L H)$\\</text:p>
      <text:p text:style-name="P107"/>
      <text:p text:style-name="P107">Le problème de minimisation de RCut($A_i,..,A_k$) peut donc être réecrit:\\</text:p>
      <text:p text:style-name="P107">\begin{cases}</text:p>
      <text:p text:style-name="P107"><text:s text:c="4"/>$\underset{A_1, . . . , A_k} {min} \space Tr(H' L H)$\\</text:p>
      <text:p text:style-name="P107"><text:s text:c="4"/>$H^tH=I$</text:p>
      <text:p text:style-name="P107">\end{cases}\\</text:p>
      <text:p text:style-name="P107">\\</text:p>
      <text:p text:style-name="P107">Soit:\\</text:p>
      <text:p text:style-name="P107"><text:soft-page-break/>\begin{cases}</text:p>
      <text:p text:style-name="P107"><text:s text:c="4"/>$\underset{H \in \Bbb R^{n \times k}} {min} \space Tr(H' L H) $\\</text:p>
      <text:p text:style-name="P107"><text:s text:c="4"/>$H^tH=I$</text:p>
      <text:p text:style-name="P107">\end{cases}\\</text:p>
      <text:p text:style-name="P107">D'après le théorème de Raylegh-Ritz, la solution nous est donné directement en prenant pour colonne de H les k vecteur propre correspondant aux k plus petites valeurs propres différentes de 0. \\</text:p>
      <text:p text:style-name="P107">Ensuite, on applique un clustering par k-means. Cela correspond exactement au premier algorithme proposé.</text:p>
      <text:p text:style-name="P107">\\ \\</text:p>
      <text:p text:style-name="P107">\textbf{Résolution de NCut :}\\</text:p>
      <text:p text:style-name="P107">On procède exactement de la même manière que pour NCut, sauf que l'on utilise vol(A) en lieu et place de |A|.\\</text:p>
      <text:p text:style-name="P107">On obtient alors le problème de minimisation: \\</text:p>
      <text:p text:style-name="P107">\begin{cases}</text:p>
      <text:p text:style-name="P107"><text:s text:c="4"/>$\underset{A_1, . . . , A_k} {min} \space Tr(H^t L H)$\\</text:p>
      <text:p text:style-name="P107"><text:s text:c="4"/>$H^tDH=I$</text:p>
      <text:p text:style-name="P107">\end{cases}\\</text:p>
      <text:p text:style-name="P107">Que l'on relaxe en <text:s/>$T=D^{1/2}H$:\\</text:p>
      <text:p text:style-name="P107">\begin{cases}</text:p>
      <text:p text:style-name="P107"><text:soft-page-break/>$\underset{H \in \Bbb R^{n \times k}} {min} \space Tr(T'D^{-1/2} L'D^{-1/2} T)$\\</text:p>
      <text:p text:style-name="P107">$T'T=I$</text:p>
      <text:p text:style-name="P107">\end{cases}</text:p>
      <text:p text:style-name="P107">La solution nous est donnée en posant pour colonne de H les k vecteurs propres de $L_N$ associés au k plus petites valeurs propres de $L_N$ différentes de 0 puis à appliquer l'algorithme de k-means.\\</text:p>
      <text:p text:style-name="P107">Cela correspond exactement au deuxième algorithme proposé.</text:p>
      <text:p text:style-name="P107"/>
      <text:p text:style-name="P107"/>
      <text:p text:style-name="P107">\subsection{Exemple}</text:p>
      <text:p text:style-name="P107">Voici un exemple de ce que l'on peut obtenir en deux dimension: \\</text:p>
      <text:p text:style-name="P107">\includegraphics[width=1\textwidth]{ex_spec_clus.PNG}\\</text:p>
      <text:p text:style-name="P107">On voit </text:p>
      <text:p text:style-name="P107">\section{Lien avec les k-means à noyau}</text:p>
      <text:p text:style-name="P107"><text:tab/></text:p>
      <text:p text:style-name="P107"><text:tab/></text:p>
      <text:p text:style-name="P107"><text:tab/></text:p>
      <text:p text:style-name="P107">\end{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next-style-name="Normal" style:default-outline-level="1" style:class="text">
      <style:paragraph-properties fo:margin-left="0.028cm" fo:margin-right="0cm" fo:margin-top="0cm" fo:margin-bottom="0.24cm" loext:contextual-spacing="false" fo:keep-together="always" fo:hyphenation-ladder-count="no-limit" fo:text-indent="-0.018cm" style:auto-text-indent="false" fo:keep-with-next="always">
        <style:tab-stops/>
      </style:paragraph-properties>
      <style:text-properties fo:color="#000000" style:font-name="Cambria" fo:font-family="Cambria" style:font-family-generic="roman" style:font-pitch="variable" fo:font-size="17pt" fo:font-weight="bold" style:font-name-asian="Cambria" style:font-family-asian="Cambria" style:font-family-generic-asian="roman" style:font-pitch-asian="variable" style:font-size-asian="17pt" style:font-weight-asian="bold" style:font-name-complex="Cambria" style:font-family-complex="Cambria" style:font-family-generic-complex="roman" style:font-pitch-complex="variable" fo:hyphenate="false" loext:hyphenation-no-caps="false"/>
    </style:style>
    <style:style style:name="Heading_20_2" style:display-name="Heading 2" style:family="paragraph" style:next-style-name="Normal" style:default-outline-level="2" style:class="text">
      <style:paragraph-properties fo:margin-left="0.028cm" fo:margin-right="0cm" fo:margin-top="0cm" fo:margin-bottom="0.265cm" loext:contextual-spacing="false" fo:keep-together="always" fo:hyphenation-ladder-count="no-limit" fo:text-indent="-0.018cm" style:auto-text-indent="false" fo:keep-with-next="always">
        <style:tab-stops/>
      </style:paragraph-properties>
      <style:text-properties fo:color="#0000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fo:hyphenate="false" loext:hyphenation-no-caps="false"/>
    </style:style>
    <style:style style:name="Normal" style:family="paragraph">
      <style:paragraph-properties fo:margin-left="0.647cm" fo:margin-right="0cm" fo:margin-top="0cm" fo:margin-bottom="0.007cm" loext:contextual-spacing="false" fo:line-height="112%" fo:text-align="justify" style:justify-single-word="false" fo:hyphenation-ladder-count="no-limit" fo:text-indent="-0.018cm" style:auto-text-indent="false">
        <style:tab-stops/>
      </style:paragraph-properties>
      <style:text-properties fo:color="#000000"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color="#000000" style:font-name="Cambria" fo:font-family="Cambria" style:font-family-generic="roman" style:font-pitch="variable" fo:font-size="14.5pt" fo:font-weight="bold" style:font-name-asian="Cambria" style:font-family-asian="Cambria" style:font-family-generic-asian="roman" style:font-pitch-asian="variable" style:font-size-asian="14.5pt" style:font-weight-asian="bold" style:font-name-complex="Cambria" style:font-family-complex="Cambria" style:font-family-generic-complex="roman" style:font-pitch-complex="variable"/>
    </style:style>
    <style:style style:name="Heading_20_1_20_Char" style:display-name="Heading 1 Char" style:family="text">
      <style:text-properties fo:color="#000000" style:font-name="Cambria" fo:font-family="Cambria" style:font-family-generic="roman" style:font-pitch="variable" fo:font-size="17pt" fo:font-weight="bold" style:font-name-asian="Cambria" style:font-family-asian="Cambria" style:font-family-generic-asian="roman" style:font-pitch-asian="variable" style:font-size-asian="17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2" style:display-name="WW_CharLFO1LVL2"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3" style:display-name="WW_CharLFO1LVL3"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4" style:display-name="WW_CharLFO1LVL4"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5" style:display-name="WW_CharLFO1LVL5"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6" style:display-name="WW_CharLFO1LVL6"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7" style:display-name="WW_CharLFO1LVL7"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8" style:display-name="WW_CharLFO1LVL8"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1LVL9" style:display-name="WW_CharLFO1LVL9"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1" style:display-name="WW_CharLFO2LVL1"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2" style:display-name="WW_CharLFO2LVL2"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3" style:display-name="WW_CharLFO2LVL3"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4" style:display-name="WW_CharLFO2LVL4"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5" style:display-name="WW_CharLFO2LVL5"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6" style:display-name="WW_CharLFO2LVL6"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7" style:display-name="WW_CharLFO2LVL7"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8" style:display-name="WW_CharLFO2LVL8"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2LVL9" style:display-name="WW_CharLFO2LVL9"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3LVL1" style:display-name="WW_CharLFO3LVL1"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2" style:display-name="WW_CharLFO3LVL2"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3" style:display-name="WW_CharLFO3LVL3"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4" style:display-name="WW_CharLFO3LVL4"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5" style:display-name="WW_CharLFO3LVL5"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6" style:display-name="WW_CharLFO3LVL6"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7" style:display-name="WW_CharLFO3LVL7"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8" style:display-name="WW_CharLFO3LVL8"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3LVL9" style:display-name="WW_CharLFO3LVL9"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1" style:display-name="WW_CharLFO4LVL1"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2" style:display-name="WW_CharLFO4LVL2"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3" style:display-name="WW_CharLFO4LVL3"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4" style:display-name="WW_CharLFO4LVL4"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5" style:display-name="WW_CharLFO4LVL5"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6" style:display-name="WW_CharLFO4LVL6"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7" style:display-name="WW_CharLFO4LVL7"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8" style:display-name="WW_CharLFO4LVL8"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4LVL9" style:display-name="WW_CharLFO4LVL9"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1" style:display-name="WW_CharLFO5LVL1"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2" style:display-name="WW_CharLFO5LVL2"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3" style:display-name="WW_CharLFO5LVL3"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4" style:display-name="WW_CharLFO5LVL4"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5" style:display-name="WW_CharLFO5LVL5"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6" style:display-name="WW_CharLFO5LVL6"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7" style:display-name="WW_CharLFO5LVL7"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8" style:display-name="WW_CharLFO5LVL8"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5LVL9" style:display-name="WW_CharLFO5LVL9" style:family="text">
      <style:text-properties fo:color="#000000" style:text-line-through-style="none" style:text-line-through-type="none" style:text-position="0% 100%" style:font-name="Cambria" fo:font-family="Cambria" style:font-family-generic="roman" style:font-pitch="variable" fo:font-size="12pt" fo:font-style="italic" style:text-underline-style="none" fo:font-weight="normal" fo:background-color="transparent" style:font-name-asian="Cambria" style:font-family-asian="Cambria" style:font-family-generic-asian="roman" style:font-pitch-asian="variable" style:font-size-asian="12pt" style:font-style-asian="italic" style:font-weight-asian="normal" style:font-name-complex="Cambria" style:font-family-complex="Cambria" style:font-family-generic-complex="roman" style:font-pitch-complex="variable" style:font-size-complex="12pt" style:font-style-complex="italic"/>
    </style:style>
    <style:style style:name="WW_5f_CharLFO6LVL1" style:display-name="WW_CharLFO6LVL1" style:family="text">
      <style:text-properties fo:color="#000000" style:text-line-through-style="none" style:text-line-through-type="none" style:text-position="0% 100%" style:font-name="Cambria" fo:font-family="Cambria" style:font-family-generic="roman" style:font-pitch="variable" fo:font-size="12pt" fo:font-style="normal" style:text-underline-style="none" fo:font-weight="normal" fo:background-color="transparent" style:font-name-asian="Cambria" style:font-family-asian="Cambria" style:font-family-generic-asian="roman" style:font-pitch-asian="variable" style:font-size-asian="12pt" style:font-style-asian="normal" style:font-weight-asian="normal" style:font-name-complex="Cambria" style:font-family-complex="Cambria" style:font-family-generic-complex="roman" style:font-pitch-complex="variable" style:font-size-complex="12pt"/>
    </style:style>
    <style:style style:name="WW_5f_CharLFO6LVL2" style:display-name="WW_CharLFO6LVL2"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6LVL3" style:display-name="WW_CharLFO6LVL3"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6LVL4" style:display-name="WW_CharLFO6LVL4"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6LVL5" style:display-name="WW_CharLFO6LVL5"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6LVL6" style:display-name="WW_CharLFO6LVL6"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6LVL7" style:display-name="WW_CharLFO6LVL7"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6LVL8" style:display-name="WW_CharLFO6LVL8"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6LVL9" style:display-name="WW_CharLFO6LVL9"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1" style:display-name="WW_CharLFO7LVL1"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2" style:display-name="WW_CharLFO7LVL2"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3" style:display-name="WW_CharLFO7LVL3"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4" style:display-name="WW_CharLFO7LVL4"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5" style:display-name="WW_CharLFO7LVL5"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6" style:display-name="WW_CharLFO7LVL6"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7" style:display-name="WW_CharLFO7LVL7"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8" style:display-name="WW_CharLFO7LVL8"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WW_5f_CharLFO7LVL9" style:display-name="WW_CharLFO7LVL9" style:family="text">
      <style:text-properties fo:color="#000000" style:text-line-through-style="none" style:text-line-through-type="none" style:text-position="0% 100%" style:font-name="Cambria" fo:font-family="Cambria" style:font-family-generic="roman" style:font-pitch="variable" fo:font-size="6pt" fo:font-style="normal" style:text-underline-style="none" fo:font-weight="normal" fo:background-color="transparent" style:font-name-asian="Cambria" style:font-family-asian="Cambria" style:font-family-generic-asian="roman" style:font-pitch-asian="variable" style:font-size-asian="6pt" style:font-style-asian="normal" style:font-weight-asian="normal" style:font-name-complex="Cambria" style:font-family-complex="Cambria" style:font-family-generic-complex="roman" style:font-pitch-complex="variable" style:font-size-complex="6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011cm" fo:margin-right="0cm" fo:margin-top="0cm" fo:margin-bottom="0cm" loext:contextual-spacing="false" fo:line-height="107%" fo:text-align="center" style:justify-single-word="false" fo:text-indent="0cm" style:auto-text-indent="false">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3.524cm" fo:margin-left="3.029cm" fo:margin-right="2.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8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subject/>
    <meta:initial-creator>word</meta:initial-creator>
    <meta:creation-date>2021-05-06T22:25:00Z</meta:creation-date>
    <dc:date>2021-05-07T01:05:19.409179549</dc:date>
    <meta:editing-cycles>3</meta:editing-cycles>
    <meta:editing-duration>PT19M36S</meta:editing-duration>
    <meta:document-statistic meta:table-count="0" meta:image-count="0" meta:object-count="0" meta:page-count="48" meta:paragraph-count="711" meta:word-count="3284" meta:character-count="31730" meta:non-whitespace-character-count="28047"/>
    <meta:template xlink:type="simple" xlink:actuate="onRequest" xlink:title="" xlink:href="../../../../tmp/mozilla_geindreau0/Cours_Stats_Graphes_removed_removed.odt/Normal"/>
  </office:meta>
</office:document-meta>
</file>